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4.821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9.015cm"/>
    </style:style>
    <style:style style:name="co5" style:family="table-column">
      <style:table-column-properties fo:break-before="auto" style:column-width="12.393cm"/>
    </style:style>
    <style:style style:name="co6" style:family="table-column">
      <style:table-column-properties fo:break-before="auto" style:column-width="7.137cm"/>
    </style:style>
    <style:style style:name="co7" style:family="table-column">
      <style:table-column-properties fo:break-before="auto" style:column-width="8.934cm"/>
    </style:style>
    <style:style style:name="co8" style:family="table-column">
      <style:table-column-properties fo:break-before="auto" style:column-width="9.479cm"/>
    </style:style>
    <style:style style:name="co9" style:family="table-column">
      <style:table-column-properties fo:break-before="auto" style:column-width="5.611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order-bottom="0.74pt solid #a9d18e" fo:background-color="#70ad47" style:diagonal-bl-tr="none" style:diagonal-tl-br="none" fo:border-left="0.74pt solid #a9d18e" fo:border-right="non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6" loext:color-type="theme"/>
        <loext:border-left-complex-color loext:theme-type="accent6" loext:color-type="theme">
          <loext:transformation loext:type="lummod" loext:value="6000"/>
          <loext:transformation loext:type="lumoff" loext:value="3999"/>
        </loext:border-left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 style:data-style-name="N124">
      <style:table-cell-properties fo:border-bottom="0.74pt solid #a9d18e" fo:background-color="#e2f0d9" style:diagonal-bl-tr="none" style:diagonal-tl-br="none" fo:border-left="0.74pt solid #a9d18e" fo:border-right="non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left-complex-color loext:theme-type="accent6" loext:color-type="theme">
          <loext:transformation loext:type="lummod" loext:value="6000"/>
          <loext:transformation loext:type="lumoff" loext:value="3999"/>
        </loext:border-left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</style:style>
    <style:style style:name="ce3" style:family="table-cell" style:parent-style-name="Default" style:data-style-name="N124">
      <style:table-cell-properties fo:border-bottom="0.74pt solid #a9d18e" style:diagonal-bl-tr="none" style:diagonal-tl-br="none" fo:border-left="0.74pt solid #a9d18e" fo:border-right="non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order-left-complex-color loext:theme-type="accent6" loext:color-type="theme">
          <loext:transformation loext:type="lummod" loext:value="6000"/>
          <loext:transformation loext:type="lumoff" loext:value="3999"/>
        </loext:border-left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</style:style>
    <style:style style:name="ce4" style:family="table-cell" style:parent-style-name="Default">
      <style:table-cell-properties fo:border-bottom="0.74pt solid #a9d18e" fo:background-color="#70ad47" style:diagonal-bl-tr="none" style:diagonal-tl-br="none" fo:border-left="none" fo:border-right="non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6" loext:color-type="theme"/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5" style:family="table-cell" style:parent-style-name="Default" style:data-style-name="N124">
      <style:table-cell-properties fo:border-bottom="0.74pt solid #a9d18e" fo:background-color="#e2f0d9" style:diagonal-bl-tr="none" style:diagonal-tl-br="none" fo:border-left="none" fo:border-right="non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</style:style>
    <style:style style:name="ce6" style:family="table-cell" style:parent-style-name="Default" style:data-style-name="N124">
      <style:table-cell-properties fo:border-bottom="0.74pt solid #a9d18e" style:diagonal-bl-tr="none" style:diagonal-tl-br="none" fo:border-left="none" fo:border-right="non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</style:style>
    <style:style style:name="ce7" style:family="table-cell" style:parent-style-name="Default">
      <style:table-cell-properties fo:border-bottom="0.74pt solid #a9d18e" fo:background-color="#e2f0d9" style:diagonal-bl-tr="none" style:diagonal-tl-br="none" fo:border-left="none" fo:border-right="non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</style:style>
    <style:style style:name="ce8" style:family="table-cell" style:parent-style-name="Default">
      <style:table-cell-properties fo:border-bottom="0.74pt solid #a9d18e" style:diagonal-bl-tr="none" style:diagonal-tl-br="none" fo:border-left="none" fo:border-right="non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</style:style>
    <style:style style:name="ce9" style:family="table-cell" style:parent-style-name="Default">
      <style:table-cell-properties fo:border-bottom="0.74pt solid #a9d18e" fo:background-color="#70ad47" style:diagonal-bl-tr="none" style:diagonal-tl-br="none" fo:border-left="none" fo:border-right="0.74pt solid #a9d18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6" loext:color-type="theme"/>
        <loext:border-right-complex-color loext:theme-type="accent6" loext:color-type="theme">
          <loext:transformation loext:type="lummod" loext:value="6000"/>
          <loext:transformation loext:type="lumoff" loext:value="3999"/>
        </loext:border-right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0" style:family="table-cell" style:parent-style-name="Default" style:data-style-name="N124">
      <style:table-cell-properties fo:border-bottom="0.74pt solid #a9d18e" fo:background-color="#e2f0d9" style:diagonal-bl-tr="none" style:diagonal-tl-br="none" fo:border-left="none" fo:border-right="0.74pt solid #a9d18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  <loext:border-right-complex-color loext:theme-type="accent6" loext:color-type="theme">
          <loext:transformation loext:type="lummod" loext:value="6000"/>
          <loext:transformation loext:type="lumoff" loext:value="3999"/>
        </loext:border-right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</style:style>
    <style:style style:name="ce11" style:family="table-cell" style:parent-style-name="Default" style:data-style-name="N124">
      <style:table-cell-properties fo:border-bottom="0.74pt solid #a9d18e" style:diagonal-bl-tr="none" style:diagonal-tl-br="none" fo:border-left="none" fo:border-right="0.74pt solid #a9d18e" style:rotation-align="none" fo:border-top="0.74pt solid #a9d18e">
        <loext:border-bottom-complex-color loext:theme-type="accent6" loext:color-type="theme">
          <loext:transformation loext:type="lummod" loext:value="6000"/>
          <loext:transformation loext:type="lumoff" loext:value="3999"/>
        </loext:border-bottom-complex-color>
        <loext:border-right-complex-color loext:theme-type="accent6" loext:color-type="theme">
          <loext:transformation loext:type="lummod" loext:value="6000"/>
          <loext:transformation loext:type="lumoff" loext:value="3999"/>
        </loext:border-right-complex-color>
        <loext:border-top-complex-color loext:theme-type="accent6" loext:color-type="theme">
          <loext:transformation loext:type="lummod" loext:value="6000"/>
          <loext:transformation loext:type="lumoff" loext:value="3999"/>
        </loext:border-top-complex-color>
      </style:table-cell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number-columns-repeated="11" table:default-cell-style-name="ce7"/>
        <table:table-column table:style-name="co8" table:default-cell-style-name="ce7"/>
        <table:table-column table:style-name="co9" table:default-cell-style-name="ce10"/>
        <table:table-column table:style-name="co3" table:number-columns-repeated="16359"/>
        <table:table-row table:style-name="ro1">
          <table:table-cell table:style-name="ce1" office:value-type="string" calcext:value-type="string">
            <text:p>DATA_REF</text:p>
          </table:table-cell>
          <table:table-cell table:style-name="ce4" office:value-type="string" calcext:value-type="string">
            <text:p>HORA_REF</text:p>
          </table:table-cell>
          <table:table-cell table:style-name="ce4" office:value-type="string" calcext:value-type="string">
            <text:p>DIA_DA_SEMANA</text:p>
          </table:table-cell>
          <table:table-cell table:style-name="ce4" office:value-type="string" calcext:value-type="string">
            <text:p>HORA_INTEIRA</text:p>
          </table:table-cell>
          <table:table-cell table:style-name="ce4" office:value-type="string" calcext:value-type="string">
            <text:p>COD_IDENTIFICACAO_LIGACAO</text:p>
          </table:table-cell>
          <table:table-cell table:style-name="ce4" office:value-type="string" calcext:value-type="string">
            <text:p>NOM_HABILIDADE</text:p>
          </table:table-cell>
          <table:table-cell table:style-name="ce4" office:value-type="string" calcext:value-type="string">
            <text:p>ENDERECO_ORIGEM</text:p>
          </table:table-cell>
          <table:table-cell table:style-name="ce4" office:value-type="string" calcext:value-type="string">
            <text:p>COD_URA</text:p>
          </table:table-cell>
          <table:table-cell table:style-name="ce4" office:value-type="string" calcext:value-type="string">
            <text:p>NOME_URA</text:p>
          </table:table-cell>
          <table:table-cell table:style-name="ce4" office:value-type="string" calcext:value-type="string">
            <text:p>EVENTOS</text:p>
          </table:table-cell>
          <table:table-cell table:style-name="ce4" office:value-type="string" calcext:value-type="string">
            <text:p>FLUXO</text:p>
          </table:table-cell>
          <table:table-cell table:style-name="ce4" office:value-type="string" calcext:value-type="string">
            <text:p>NAVEGACAO</text:p>
          </table:table-cell>
          <table:table-cell table:style-name="ce4" office:value-type="string" calcext:value-type="string">
            <text:p>VALIDACAO</text:p>
          </table:table-cell>
          <table:table-cell table:style-name="ce4" office:value-type="string" calcext:value-type="string">
            <text:p>ENTRADAS</text:p>
          </table:table-cell>
          <table:table-cell table:style-name="ce4" office:value-type="string" calcext:value-type="string">
            <text:p>INDICADOR</text:p>
          </table:table-cell>
          <table:table-cell table:style-name="ce4" office:value-type="string" calcext:value-type="string">
            <text:p>DURACAO</text:p>
          </table:table-cell>
          <table:table-cell table:style-name="ce4" office:value-type="string" calcext:value-type="string">
            <text:p>IDENTIFICACAO</text:p>
          </table:table-cell>
          <table:table-cell table:style-name="ce4" office:value-type="string" calcext:value-type="string">
            <text:p>ULTIMO_PONTO</text:p>
          </table:table-cell>
          <table:table-cell table:style-name="ce4" office:value-type="string" calcext:value-type="string">
            <text:p>PRODUTO_DEV</text:p>
          </table:table-cell>
          <table:table-cell table:style-name="ce4" office:value-type="string" calcext:value-type="string">
            <text:p>EMPRESA</text:p>
          </table:table-cell>
          <table:table-cell table:style-name="ce4" office:value-type="string" calcext:value-type="string">
            <text:p>PRODUTO</text:p>
          </table:table-cell>
          <table:table-cell table:style-name="ce4" office:value-type="string" calcext:value-type="string">
            <text:p>PROCESSO</text:p>
          </table:table-cell>
          <table:table-cell table:style-name="ce4" office:value-type="string" calcext:value-type="string">
            <text:p>TIPO_SERVICO</text:p>
          </table:table-cell>
          <table:table-cell table:style-name="ce4" office:value-type="string" calcext:value-type="string">
            <text:p>TMP_TIMESTAMP</text:p>
          </table:table-cell>
          <table:table-cell table:style-name="ce9" office:value-type="string" calcext:value-type="string">
            <text:p>DT_PROCESSAMENTO</text:p>
          </table:table-cell>
          <table:table-cell table:style-name="Default" table:number-columns-repeated="16359"/>
        </table:table-row>
        <table:table-row table:style-name="ro1">
          <table:table-cell office:value-type="date" office:date-value="2025-10-01" calcext:value-type="date">
            <text:p>1/10/2025 00:00</text:p>
          </table:table-cell>
          <table:table-cell office:value-type="date" office:date-value="1899-12-30T17:06:20" calcext:value-type="date">
            <text:p>30/12/1899 17: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84038647282</text:p>
          </table:table-cell>
          <table:table-cell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guros_Assistencia</text:p>
          </table:table-cell>
          <table:table-cell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,inicio_menu|cliente_identificado||</text:p>
          </table:table-cell>
          <table:table-cell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Carro_Casa_Unificado|Menu_Carro_Casa_Unificado|Menu_Carro_Casa_Unificado|Menu_Principal_Dinamico_Auto|Menu_Principal_Dinamico_Auto||</text:p>
          </table:table-cell>
          <table:table-cell office:value-type="string" calcext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647|10073|10858|10866|10071|10733|</text:p>
          </table:table-cell>
          <table:table-cell office:value-type="string" calcext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Seguro_Assistencia_Auto|Menu_Produtos_Dinamico_Cliente|Auto|Sim|Menu_Carro_Casa_Unificado|Identificado||</text:p>
          </table:table-cell>
          <table:table-cell office:value-type="string" calcext:value-type="string">
            <text:p>|||||||||||||||01409306631|01409306631|||||||||||||||||||||||||||||||||||||1_Produtos||||||||||||||1||1|||||</text:p>
          </table:table-cell>
          <table:table-cell office:value-type="string" calcext:value-type="string">
            <text:p>Abandono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14XXXXXXXX</text:p>
          </table:table-cell>
          <table:table-cell office:value-type="string" calcext:value-type="string">
            <text:p>10733</text:p>
          </table:table-cell>
          <table:table-cell office:value-type="string" calcext:value-type="string">
            <text:p>PORTO/(AUTO):AUTO/NAO_DEFINID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(AUTO):AUTO</text:p>
          </table:table-cell>
          <table:table-cell office:value-type="string" calcext:value-type="string">
            <text:p>NAO_DEFINIDO</text:p>
          </table:table-cell>
          <table:table-cell/>
          <table:table-cell office:value-type="string" calcext:value-type="string">
            <text:p>01/10/2025 17:06:20|01/10/2025 17:06:20|01/10/2025 17:06:20|01/10/2025 17:06:20|01/10/2025 17:06:23|01/10/2025 17:06:27|01/10/2025 17:06:27|01/10/2025 17:06:27|01/10/2025 17:06:27|01/10/2025 17:06:27|01/10/2025 17:06:27|01/10/2025 17:06:27|01/10/2025 17:06:27|01/10/2025 17:06:28|01/10/2025 17:06:28|01/10/2025 17:06:42|01/10/2025 17:06:42|01/10/2025 17:06:42|01/10/2025 17:06:46|,01/10/2025 17:06:46|01/10/2025 17:06:46|01/10/2025 17:06:46|01/10/2025 17:06:46|01/10/2025 17:06:46|01/10/2025 17:06:46|01/10/2025 17:06:46|01/10/2025 17:06:46|01/10/2025 17:06:46|01/10/2025 17:06:46|01/10/2025 17:06:46|01/10/2025 17:06:46|01/10/2025 17:06:46|01/10/2025 17:06:46|01/10/2025 17:06:46|01/10/2025 17:06:46|01/10/2025 17:06:46|01/10/2025 17:06:46|01/10/2025 17:06:46|,01/10/2025 17:06:46|01/10/2025 17:06:46|01/10/2025 17:06:46|01/10/2025 17:06:46|01/10/2025 17:06:46|01/10/2025 17:06:46|01/10/2025 17:06:46|01/10/2025 17:06:48|01/10/2025 17:06:48|01/10/2025 17:06:48|01/10/2025 17:06:48|01/10/2025 17:06:48|01/10/2025 17:06:48|01/10/2025 17:06:48|01/10/2025 17:06:48|01/10/2025 17:06:48|01/10/2025 17:06:48|01/10/2025 17:06:48|01/10/2025 17:06:49|,01/10/2025 17:06:49|01/10/2025 17:06:49|01/10/2025 17:06:50|01/10/2025 17:06:50|01/10/2025 17:06:50|01/10/2025 17:06:50|01/10/2025 17:06:50|01/10/2025 17:06:50|01/10/2025 17:06:52|01/10/2025 17:06:52|01/10/2025 17:07:03|01/10/2025 17:07:03|01/10/2025 17:07:16|01/10/2025 17:07:16|01/10/2025 17:07:16|01/10/2025 17:07:16|01/10/2025 17:07:55|</text:p>
          </table:table-cell>
          <table:table-cell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table:style-name="ce3" office:value-type="date" office:date-value="2025-10-01" calcext:value-type="date">
            <text:p>1/10/2025 00:00</text:p>
          </table:table-cell>
          <table:table-cell table:style-name="ce6" office:value-type="date" office:date-value="1899-12-30T12:15:46" calcext:value-type="date">
            <text:p>30/12/1899 12: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683861221801</text:p>
          </table:table-cell>
          <table:table-cell table:style-name="ce8"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Seguros_Assistencia</text:p>
          </table:table-cell>
          <table:table-cell table:style-name="ce8"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inicio_menu|,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menu_principal|menu_principal|origem_333|inicio_menu|cliente_identificado|menu_dinamico|,inicio_menu|origem_menu|origem_auto|origem_identificada|inicio_menu|identificar_marca|identificar_seguro|origem_menu_idoso||</text:p>
          </table:table-cell>
          <table:table-cell table:style-name="ce8"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Menu_Produtos_Dinamico_Cliente|,Menu_Produtos_Dinamico_Cliente|Menu_Produtos_Dinamico_Cliente|Menu_Carro_Casa_Unificado|Menu_Carro_Casa_Unificado|Menu_Carro_Casa_Unificado|Menu_Carro_Casa_Unificado|Menu_Carro_Casa_Unificado|Menu_Principal_Dinamico_Auto|Menu_Principal_Dinamico_Auto|Menu_Principal_Dinamico_Auto|Desambiguacao_Direcionamentos|Desambiguacao_Direcionamentos|Desambiguacao_Direcionamentos|,Desambiguacao_Direcionamentos|Menu_Servicos_Agendados|Menu_Servicos_Agendados|Menu_Servicos_Agendados|Menu_Servicos_Agendados||</text:p>
          </table:table-cell>
          <table:table-cell table:style-name="ce8" office:value-type="string" calcext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37|10067|10627|10629|10633|10637|41025|10080|11743|11628|11640|11642|11644|11642|11644|10978|10980|10067|41030||,10647|10073|10860|10864|10858|10866|10071|10733|10739|10083|12541|12550|12587|10079|15682|15683|11045|</text:p>
          </table:table-cell>
          <table:table-cell table:style-name="ce8" office:value-type="string" calcext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Seguro_Assistencia_Auto|Menu_Produtos_Dinamico_Cliente|Silencio|Repete_Opcoes|Auto|Sim|Menu_Carro_Casa_Unificado|Identificado|Servico_Agendado|Menu_Principal_Dinamico_Auto|Menu_Auto_Dinamico|Servico_Agendado|333_Porto|Desambiguacao_Direcionamentos|Porto|Casa_Carro|Demais_Clientes||</text:p>
          </table:table-cell>
          <table:table-cell table:style-name="ce8" office:value-type="string" calcext:value-type="string">
            <text:p>|||||||||||||||17747405839|17747405839|||||||||||||||||||||||||||||||||1_Produtos||||||||||||||1||||1||||2||||||||||</text:p>
          </table:table-cell>
          <table:table-cell table:style-name="ce8" office:value-type="string" calcext:value-type="string">
            <text:p>Abandono</text:p>
          </table:table-cell>
          <table:table-cell table:style-name="ce8" office:value-type="string" calcext:value-type="string">
            <text:p>76</text:p>
          </table:table-cell>
          <table:table-cell office:value-type="string" calcext:value-type="string">
            <text:p>014XXXXXXXX</text:p>
          </table:table-cell>
          <table:table-cell table:style-name="ce8" office:value-type="string" calcext:value-type="string">
            <text:p>11045</text:p>
          </table:table-cell>
          <table:table-cell table:style-name="ce8" office:value-type="string" calcext:value-type="string">
            <text:p>PORTO/(AUTO):AUTO/ASSISTENCIA</text:p>
          </table:table-cell>
          <table:table-cell table:style-name="ce8" office:value-type="string" calcext:value-type="string">
            <text:p>PORTO</text:p>
          </table:table-cell>
          <table:table-cell table:style-name="ce8" office:value-type="string" calcext:value-type="string">
            <text:p>(AUTO):AUTO</text:p>
          </table:table-cell>
          <table:table-cell table:style-name="ce8" office:value-type="string" calcext:value-type="string">
            <text:p>ASSISTENCIA</text:p>
          </table:table-cell>
          <table:table-cell table:style-name="ce8"/>
          <table:table-cell table:style-name="ce8" office:value-type="string" calcext:value-type="string">
            <text:p>01/10/2025 12:15:46|01/10/2025 12:15:46|01/10/2025 12:15:46|01/10/2025 12:15:46|01/10/2025 12:15:48|01/10/2025 12:15:53|01/10/2025 12:15:53|01/10/2025 12:15:53|01/10/2025 12:15:53|01/10/2025 12:15:53|01/10/2025 12:15:53|01/10/2025 12:15:53|01/10/2025 12:15:53|01/10/2025 12:15:53|01/10/2025 12:15:53|01/10/2025 12:16:06|01/10/2025 12:16:06|01/10/2025 12:16:06|01/10/2025 12:16:09|,01/10/2025 12:16:09|01/10/2025 12:16:09|01/10/2025 12:16:09|01/10/2025 12:16:09|01/10/2025 12:16:09|01/10/2025 12:16:09|01/10/2025 12:16:09|01/10/2025 12:16:09|01/10/2025 12:16:09|01/10/2025 12:16:09|01/10/2025 12:16:09|01/10/2025 12:16:09|01/10/2025 12:16:09|01/10/2025 12:16:10|01/10/2025 12:16:10|01/10/2025 12:16:10|01/10/2025 12:16:10|01/10/2025 12:16:10|01/10/2025 12:16:10|,01/10/2025 12:16:10|01/10/2025 12:16:10|01/10/2025 12:16:10|01/10/2025 12:16:10|01/10/2025 12:16:10|01/10/2025 12:16:10|01/10/2025 12:16:10|01/10/2025 12:16:10|01/10/2025 12:16:10|01/10/2025 12:16:10|01/10/2025 12:16:10|01/10/2025 12:16:10|01/10/2025 12:16:10|01/10/2025 12:16:10|01/10/2025 12:16:11|01/10/2025 12:16:11|01/10/2025 12:16:11|01/10/2025 12:16:12|01/10/2025 12:16:12|,01/10/2025 12:16:12|01/10/2025 12:16:12|01/10/2025 12:16:12|01/10/2025 12:16:12|01/10/2025 12:16:14|01/10/2025 12:16:14|01/10/2025 12:16:23|01/10/2025 12:16:23|01/10/2025 12:16:39|01/10/2025 12:16:45|01/10/2025 12:16:50|01/10/2025 12:16:50|01/10/2025 12:16:50|01/10/2025 12:16:50|01/10/2025 12:16:53|01/10/2025 12:16:53|01/10/2025 12:16:53|01/10/2025 12:16:53|01/10/2025 12:16:53|,01/10/2025 12:16:53|01/10/2025 12:16:53|01/10/2025 12:16:53|01/10/2025 12:16:53|01/10/2025 12:17:00|</text:p>
          </table:table-cell>
          <table:table-cell table:style-name="ce11"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office:value-type="date" office:date-value="2025-10-01" calcext:value-type="date">
            <text:p>1/10/2025 00:00</text:p>
          </table:table-cell>
          <table:table-cell office:value-type="date" office:date-value="1899-12-30T17:19:13" calcext:value-type="date">
            <text:p>30/12/1899 17: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84038665097</text:p>
          </table:table-cell>
          <table:table-cell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guros_Assistencia</text:p>
          </table:table-cell>
          <table:table-cell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outras_marcas|validacao|validacao_opm_habilitado_itau_mitsui|menu_posicao_sinsitro|validacao|tipo_documento|vaidacao_numero_sinistro|submenu_sinistro_terceiro|submenu_sinistro_terceiros|submenu_sinistro_terceiro|atendimento_encerrado|inicio_menu|atendimento_encerrado|</text:p>
          </table:table-cell>
          <table:table-cell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Inicio_Identificacao_Cliente|Inicio_Identificacao_Cliente|Inicio_Identificacao_Cliente|Inicio_Identificacao_Cliente|Inicio_Identifica_Cliente|Finalizada_Chamada|Finalizada_Chamada|</text:p>
          </table:table-cell>
          <table:table-cell office:value-type="string" calcext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952|10076|10930|10932|10074|10880|15647|41036|41106|44002|41007|50001|41077|45067|45063|45068|20388|10001|20001|</text:p>
          </table:table-cell>
          <table:table-cell office:value-type="string" calcext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nistro_Auto|Menu_Sinistro_Unificado|Acompanhamento_Auto|Outras_Marcas|Produto_Frota_Nao|Nâo|Sinistro_Auto_Terceiros|Cliente_Identificado|Numero_Sinistro|Inicio_531|Silencio|Repete_Opcoes|Else_Invalido|Silencio|Inicio_Identifica_Cliente|,audio_geral_finaliza_chamada_encerra_porto.wav|</text:p>
          </table:table-cell>
          <table:table-cell office:value-type="string" calcext:value-type="string">
            <text:p>|||||||||||||||57395993691|57395993691|||||||||||||||||||||||||||||||||||||1_Produtos||||||||||||||2|||2||3||||2||5312025526887||||||||</text:p>
          </table:table-cell>
          <table:table-cell office:value-type="string" calcext:value-type="string">
            <text:p>Desconexao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014XXXXXXXX</text:p>
          </table:table-cell>
          <table:table-cell office:value-type="string" calcext:value-type="string">
            <text:p>20001</text:p>
          </table:table-cell>
          <table:table-cell office:value-type="string" calcext:value-type="string">
            <text:p>PORTO/(AUTO):NAO_ESCOLHIDO/SINISTRO_POSICA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(AUTO):NAO_ESCOLHIDO</text:p>
          </table:table-cell>
          <table:table-cell office:value-type="string" calcext:value-type="string">
            <text:p>SINISTRO_POSICAO</text:p>
          </table:table-cell>
          <table:table-cell/>
          <table:table-cell office:value-type="string" calcext:value-type="string">
            <text:p>01/10/2025 17:19:13|01/10/2025 17:19:14|01/10/2025 17:19:14|01/10/2025 17:19:14|01/10/2025 17:19:16|01/10/2025 17:19:20|01/10/2025 17:19:20|01/10/2025 17:19:20|01/10/2025 17:19:21|01/10/2025 17:19:21|01/10/2025 17:19:21|01/10/2025 17:19:21|01/10/2025 17:19:21|01/10/2025 17:19:21|01/10/2025 17:19:21|01/10/2025 17:19:36|01/10/2025 17:19:36|01/10/2025 17:19:36|01/10/2025 17:19:39|,01/10/2025 17:19:39|01/10/2025 17:19:39|01/10/2025 17:19:39|01/10/2025 17:19:39|01/10/2025 17:19:39|01/10/2025 17:19:39|01/10/2025 17:19:39|01/10/2025 17:19:39|01/10/2025 17:19:39|01/10/2025 17:19:40|01/10/2025 17:19:40|01/10/2025 17:19:40|01/10/2025 17:19:40|01/10/2025 17:19:40|01/10/2025 17:19:40|01/10/2025 17:19:40|01/10/2025 17:19:40|01/10/2025 17:19:40|01/10/2025 17:19:40|,01/10/2025 17:19:40|01/10/2025 17:19:40|01/10/2025 17:19:40|01/10/2025 17:19:40|01/10/2025 17:19:40|01/10/2025 17:19:40|01/10/2025 17:19:40|01/10/2025 17:19:40|01/10/2025 17:19:40|01/10/2025 17:19:40|01/10/2025 17:19:40|01/10/2025 17:19:40|01/10/2025 17:19:40|01/10/2025 17:19:40|01/10/2025 17:19:41|01/10/2025 17:19:41|01/10/2025 17:19:41|01/10/2025 17:19:41|01/10/2025 17:19:42|,01/10/2025 17:19:42|01/10/2025 17:19:42|01/10/2025 17:19:43|01/10/2025 17:19:43|01/10/2025 17:19:43|01/10/2025 17:19:43|01/10/2025 17:19:43|01/10/2025 17:19:43|01/10/2025 17:19:45|01/10/2025 17:19:45|01/10/2025 17:19:59|01/10/2025 17:19:59|01/10/2025 17:19:59|01/10/2025 17:20:22|01/10/2025 17:20:22|01/10/2025 17:20:34|01/10/2025 17:20:34|01/10/2025 17:20:34|01/10/2025 17:20:34|,01/10/2025 17:20:46|01/10/2025 17:20:46|01/10/2025 17:21:16|01/10/2025 17:21:16|01/10/2025 17:21:44|01/10/2025 17:21:49|01/10/2025 17:22:18|01/10/2025 17:22:25|01/10/2025 17:22:25|01/10/2025 17:22:28|</text:p>
          </table:table-cell>
          <table:table-cell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table:style-name="ce3" office:value-type="date" office:date-value="2025-10-01" calcext:value-type="date">
            <text:p>1/10/2025 00:00</text:p>
          </table:table-cell>
          <table:table-cell table:style-name="ce6" office:value-type="date" office:date-value="1899-12-30T18:04:42" calcext:value-type="date">
            <text:p>30/12/1899 18:0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684038722440</text:p>
          </table:table-cell>
          <table:table-cell table:style-name="ce8"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Seguros_Assistencia</text:p>
          </table:table-cell>
          <table:table-cell table:style-name="ce8"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outras_marcas|validacao|validacao_opm_habilitado_itau_mitsui|menu_posicao_sinsitro|validacao|sucesso_api|sucesso_api|submenu|inicio_menu|origem_identificada|menu_principal|menu_principal||</text:p>
          </table:table-cell>
          <table:table-cell table:style-name="ce8"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Menu_Posicao_Sinistro_Auto|Menu_Posicao_Sinistro_Auto|Menu_Outros_Assuntos_Cliente_Identificado|Menu_Outros_Assuntos_Cliente_Identificado|Menu_Outros_Assuntos_Cliente_Identificado|Menu_Outros_Assuntos_Cliente_Identificado||</text:p>
          </table:table-cell>
          <table:table-cell table:style-name="ce8" office:value-type="string" calcext:value-type="string">
            <text:p>10023|10583|10589|10599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2|10074|10880|15647|41036|41106|44001|41011|11743|11742|45002|10076|10930|10939|10943|</text:p>
          </table:table-cell>
          <table:table-cell table:style-name="ce8" office:value-type="string" calcext:value-type="string">
            <text:p>333_Porto|Chamada_Autorizada|PORTO|Boa_Noit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Outros_Assuntos|Menu_Produtos_Dinamico_Cliente|portoInicio333|Sinistro_Auto|Menu_Sinistro_Unificado|Acompanhamento_Auto|Outras_Marcas|Produto_Frota_Nao|Nâo|Sinistro_Auto_Propria_Apolice|Cpf_Identificado|Falha|Sucesso_Sinistro_Nao_Localizado|Outros_Assuntos|Menu_Posicao_Sinistro_Auto|portoInicio333|Silencio|,Repete_Opcoes||</text:p>
          </table:table-cell>
          <table:table-cell table:style-name="ce8" office:value-type="string" calcext:value-type="string">
            <text:p>|||||||||||||||12020794667|12020794667|||||||||||||||||||||||||||||||||||||1_Produtos||||||||||||||2|||2||3||||1||||2||||||</text:p>
          </table:table-cell>
          <table:table-cell table:style-name="ce8" office:value-type="string" calcext:value-type="string">
            <text:p>Abandono</text:p>
          </table:table-cell>
          <table:table-cell table:style-name="ce8" office:value-type="string" calcext:value-type="string">
            <text:p>186</text:p>
          </table:table-cell>
          <table:table-cell office:value-type="string" calcext:value-type="string">
            <text:p>014XXXXXXXX</text:p>
          </table:table-cell>
          <table:table-cell table:style-name="ce8" office:value-type="string" calcext:value-type="string">
            <text:p>10943</text:p>
          </table:table-cell>
          <table:table-cell table:style-name="ce8" office:value-type="string" calcext:value-type="string">
            <text:p>PORTO/(AUTO):NAO_ESCOLHIDO/OUTROS_ASSUNTOS</text:p>
          </table:table-cell>
          <table:table-cell table:style-name="ce8" office:value-type="string" calcext:value-type="string">
            <text:p>PORTO</text:p>
          </table:table-cell>
          <table:table-cell table:style-name="ce8" office:value-type="string" calcext:value-type="string">
            <text:p>(AUTO):NAO_ESCOLHIDO</text:p>
          </table:table-cell>
          <table:table-cell table:style-name="ce8" office:value-type="string" calcext:value-type="string">
            <text:p>OUTROS_ASSUNTOS</text:p>
          </table:table-cell>
          <table:table-cell table:style-name="ce8"/>
          <table:table-cell table:style-name="ce8" office:value-type="string" calcext:value-type="string">
            <text:p>01/10/2025 18:04:42|01/10/2025 18:04:43|01/10/2025 18:04:43|01/10/2025 18:04:43|01/10/2025 18:04:45|01/10/2025 18:04:50|01/10/2025 18:04:50|01/10/2025 18:04:50|01/10/2025 18:04:50|01/10/2025 18:04:50|01/10/2025 18:04:50|01/10/2025 18:04:50|01/10/2025 18:04:50|01/10/2025 18:04:50|01/10/2025 18:04:50|01/10/2025 18:05:05|01/10/2025 18:05:05|01/10/2025 18:05:05|01/10/2025 18:05:09|,01/10/2025 18:05:09|01/10/2025 18:05:09|01/10/2025 18:05:09|01/10/2025 18:05:09|01/10/2025 18:05:09|01/10/2025 18:05:09|01/10/2025 18:05:09|01/10/2025 18:05:09|01/10/2025 18:05:09|01/10/2025 18:05:09|01/10/2025 18:05:09|01/10/2025 18:05:09|01/10/2025 18:05:09|01/10/2025 18:05:09|01/10/2025 18:05:09|01/10/2025 18:05:09|01/10/2025 18:05:09|01/10/2025 18:05:09|01/10/2025 18:05:09|,01/10/2025 18:05:09|01/10/2025 18:05:09|01/10/2025 18:05:09|01/10/2025 18:05:09|01/10/2025 18:05:09|01/10/2025 18:05:09|01/10/2025 18:05:09|01/10/2025 18:05:10|01/10/2025 18:05:10|01/10/2025 18:05:10|01/10/2025 18:05:10|01/10/2025 18:05:10|01/10/2025 18:05:10|01/10/2025 18:05:10|01/10/2025 18:05:10|01/10/2025 18:05:10|01/10/2025 18:05:10|01/10/2025 18:05:10|01/10/2025 18:05:11|,01/10/2025 18:05:11|01/10/2025 18:05:11|01/10/2025 18:05:12|01/10/2025 18:05:12|01/10/2025 18:05:12|01/10/2025 18:05:12|01/10/2025 18:05:12|01/10/2025 18:05:12|01/10/2025 18:05:14|01/10/2025 18:05:14|01/10/2025 18:05:28|01/10/2025 18:05:28|01/10/2025 18:05:28|01/10/2025 18:05:56|01/10/2025 18:05:56|01/10/2025 18:06:10|01/10/2025 18:06:10|01/10/2025 18:06:10|01/10/2025 18:06:12|,01/10/2025 18:06:28|01/10/2025 18:06:28|01/10/2025 18:06:29|01/10/2025 18:06:29|01/10/2025 18:06:44|01/10/2025 18:06:44|01/10/2025 18:06:44|01/10/2025 18:07:40|01/10/2025 18:07:41|01/10/2025 18:07:46|</text:p>
          </table:table-cell>
          <table:table-cell table:style-name="ce11"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office:value-type="date" office:date-value="2025-10-01" calcext:value-type="date">
            <text:p>1/10/2025 00:00</text:p>
          </table:table-cell>
          <table:table-cell office:value-type="date" office:date-value="1899-12-30T09:47:40" calcext:value-type="date">
            <text:p>30/12/1899 09: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3861038073</text:p>
          </table:table-cell>
          <table:table-cell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guros_Assistencia</text:p>
          </table:table-cell>
          <table:table-cell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|</text:p>
          </table:table-cell>
          <table:table-cell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|</text:p>
          </table:table-cell>
          <table:table-cell office:value-type="string" calcext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</text:p>
          </table:table-cell>
          <table:table-cell office:value-type="string" calcext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|</text:p>
          </table:table-cell>
          <table:table-cell office:value-type="string" calcext:value-type="string">
            <text:p>|||||||||||||||38273857840|38273857840|||||||||||||||||||||||||||||||||||||1_Produtos||||||||||||||2||||</text:p>
          </table:table-cell>
          <table:table-cell office:value-type="string" calcext:value-type="string">
            <text:p>Abandono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14XXXXXXXX</text:p>
          </table:table-cell>
          <table:table-cell office:value-type="string" calcext:value-type="string">
            <text:p>10930</text:p>
          </table:table-cell>
          <table:table-cell office:value-type="string" calcext:value-type="string">
            <text:p>PORTO/(AUTO):NAO_ESCOLHIDO/OUTROS_ASSUNT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(AUTO):NAO_ESCOLHIDO</text:p>
          </table:table-cell>
          <table:table-cell office:value-type="string" calcext:value-type="string">
            <text:p>OUTROS_ASSUNTOS</text:p>
          </table:table-cell>
          <table:table-cell/>
          <table:table-cell office:value-type="string" calcext:value-type="string">
            <text:p>01/10/2025 09:47:40|01/10/2025 09:47:40|01/10/2025 09:47:40|01/10/2025 09:47:40|01/10/2025 09:47:42|01/10/2025 09:47:47|01/10/2025 09:47:47|01/10/2025 09:47:47|01/10/2025 09:47:47|01/10/2025 09:47:47|01/10/2025 09:47:47|01/10/2025 09:47:47|01/10/2025 09:47:47|01/10/2025 09:47:47|01/10/2025 09:47:47|01/10/2025 09:48:05|01/10/2025 09:48:05|01/10/2025 09:48:05|01/10/2025 09:48:08|,01/10/2025 09:48:08|01/10/2025 09:48:08|01/10/2025 09:48:08|01/10/2025 09:48:09|01/10/2025 09:48:09|01/10/2025 09:48:09|01/10/2025 09:48:09|01/10/2025 09:48:09|01/10/2025 09:48:09|01/10/2025 09:48:09|01/10/2025 09:48:09|01/10/2025 09:48:09|01/10/2025 09:48:09|01/10/2025 09:48:09|01/10/2025 09:48:09|01/10/2025 09:48:09|01/10/2025 09:48:09|01/10/2025 09:48:09|01/10/2025 09:48:09|,01/10/2025 09:48:09|01/10/2025 09:48:09|01/10/2025 09:48:09|01/10/2025 09:48:09|01/10/2025 09:48:09|01/10/2025 09:48:09|01/10/2025 09:48:09|01/10/2025 09:48:10|01/10/2025 09:48:10|01/10/2025 09:48:10|01/10/2025 09:48:11|01/10/2025 09:48:11|01/10/2025 09:48:11|01/10/2025 09:48:11|01/10/2025 09:48:11|01/10/2025 09:48:11|01/10/2025 09:48:11|01/10/2025 09:48:11|01/10/2025 09:48:12|,01/10/2025 09:48:12|01/10/2025 09:48:12|01/10/2025 09:48:13|01/10/2025 09:48:13|01/10/2025 09:48:13|01/10/2025 09:48:13|01/10/2025 09:48:13|01/10/2025 09:48:13|01/10/2025 09:48:15|01/10/2025 09:48:15|01/10/2025 09:48:33|01/10/2025 09:48:33|01/10/2025 09:48:33|01/10/2025 09:49:28|</text:p>
          </table:table-cell>
          <table:table-cell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table:style-name="ce3" office:value-type="date" office:date-value="2025-10-01" calcext:value-type="date">
            <text:p>1/10/2025 00:00</text:p>
          </table:table-cell>
          <table:table-cell table:style-name="ce6" office:value-type="date" office:date-value="1899-12-30T10:22:17" calcext:value-type="date">
            <text:p>30/12/1899 10: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683861075895</text:p>
          </table:table-cell>
          <table:table-cell table:style-name="ce8"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Seguros_Assistencia</text:p>
          </table:table-cell>
          <table:table-cell table:style-name="ce8"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menu_principal|menu_principal||</text:p>
          </table:table-cell>
          <table:table-cell table:style-name="ce8"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Outros_Assuntos_Cliente_Identificado|,Menu_Outros_Assuntos_Cliente_Identificado||</text:p>
          </table:table-cell>
          <table:table-cell table:style-name="ce8" office:value-type="string" calcext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9|10943|10940|</text:p>
          </table:table-cell>
          <table:table-cell table:style-name="ce8" office:value-type="string" calcext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lencio|Repete_Opcoes|Silencio||</text:p>
          </table:table-cell>
          <table:table-cell table:style-name="ce8" office:value-type="string" calcext:value-type="string">
            <text:p>|||||||||||||||25152381818|25152381818|||||||||||||||||||||||||||||||||||||3_Produtos||||||||||||||3|||||||</text:p>
          </table:table-cell>
          <table:table-cell table:style-name="ce8" office:value-type="string" calcext:value-type="string">
            <text:p>Abandono</text:p>
          </table:table-cell>
          <table:table-cell table:style-name="ce8" office:value-type="string" calcext:value-type="string">
            <text:p>167</text:p>
          </table:table-cell>
          <table:table-cell office:value-type="string" calcext:value-type="string">
            <text:p>014XXXXXXXX</text:p>
          </table:table-cell>
          <table:table-cell table:style-name="ce8" office:value-type="string" calcext:value-type="string">
            <text:p>10940</text:p>
          </table:table-cell>
          <table:table-cell table:style-name="ce8" office:value-type="string" calcext:value-type="string">
            <text:p>PORTO/(AUTO;VIDA):NAO_ESCOLHIDO/OUTROS_ASSUNTOS</text:p>
          </table:table-cell>
          <table:table-cell table:style-name="ce8" office:value-type="string" calcext:value-type="string">
            <text:p>PORTO</text:p>
          </table:table-cell>
          <table:table-cell table:style-name="ce8" office:value-type="string" calcext:value-type="string">
            <text:p>(AUTO;VIDA):NAO_ESCOLHIDO</text:p>
          </table:table-cell>
          <table:table-cell table:style-name="ce8" office:value-type="string" calcext:value-type="string">
            <text:p>OUTROS_ASSUNTOS</text:p>
          </table:table-cell>
          <table:table-cell table:style-name="ce8"/>
          <table:table-cell table:style-name="ce8" office:value-type="string" calcext:value-type="string">
            <text:p>01/10/2025 10:22:17|01/10/2025 10:22:17|01/10/2025 10:22:17|01/10/2025 10:22:17|01/10/2025 10:22:19|01/10/2025 10:22:23|01/10/2025 10:22:23|01/10/2025 10:22:23|01/10/2025 10:22:24|01/10/2025 10:22:24|01/10/2025 10:22:24|01/10/2025 10:22:24|01/10/2025 10:22:24|01/10/2025 10:22:24|01/10/2025 10:22:24|01/10/2025 10:22:39|01/10/2025 10:22:39|01/10/2025 10:22:39|01/10/2025 10:22:43|,01/10/2025 10:22:43|01/10/2025 10:22:43|01/10/2025 10:22:43|01/10/2025 10:22:43|01/10/2025 10:22:43|01/10/2025 10:22:43|01/10/2025 10:22:43|01/10/2025 10:22:43|01/10/2025 10:22:43|01/10/2025 10:22:43|01/10/2025 10:22:43|01/10/2025 10:22:43|01/10/2025 10:22:43|01/10/2025 10:22:43|01/10/2025 10:22:43|01/10/2025 10:22:43|01/10/2025 10:22:43|01/10/2025 10:22:43|01/10/2025 10:22:43|,01/10/2025 10:22:43|01/10/2025 10:22:43|01/10/2025 10:22:43|01/10/2025 10:22:43|01/10/2025 10:22:43|01/10/2025 10:22:43|01/10/2025 10:22:43|01/10/2025 10:22:44|01/10/2025 10:22:44|01/10/2025 10:22:44|01/10/2025 10:22:44|01/10/2025 10:22:44|01/10/2025 10:22:44|01/10/2025 10:22:44|01/10/2025 10:22:44|01/10/2025 10:22:44|01/10/2025 10:22:44|01/10/2025 10:22:44|01/10/2025 10:22:45|,01/10/2025 10:22:45|01/10/2025 10:22:45|01/10/2025 10:22:46|01/10/2025 10:22:46|01/10/2025 10:22:46|01/10/2025 10:22:46|01/10/2025 10:22:46|01/10/2025 10:22:46|01/10/2025 10:22:48|01/10/2025 10:22:48|01/10/2025 10:23:09|01/10/2025 10:23:09|01/10/2025 10:23:09|01/10/2025 10:24:06|01/10/2025 10:24:06|01/10/2025 10:24:57|01/10/2025 10:25:01|</text:p>
          </table:table-cell>
          <table:table-cell table:style-name="ce11"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office:value-type="date" office:date-value="2025-10-01" calcext:value-type="date">
            <text:p>1/10/2025 00:00</text:p>
          </table:table-cell>
          <table:table-cell office:value-type="date" office:date-value="1899-12-30T10:37:47" calcext:value-type="date">
            <text:p>30/12/1899 10: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83861094732</text:p>
          </table:table-cell>
          <table:table-cell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guros_Assistencia</text:p>
          </table:table-cell>
          <table:table-cell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chamada_api_dados|chamada_api_dados|chamada_api|sucesso_api|inicio_menu|produto_identificado|direcionamento_fluxo|inicio_menu|intervalo_22_6|origem_ura_funcionario|cliente_auto_premium|atendimento_prioritario|validacao_cliente_r3|cliente_bllu|produto_frota|ddd_nova_ura|inicio_menu|origem_identificada|,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inicio_menu|cliente_identificado|menu_dinamico|menu_dinamico|menu_dinamico|atendimento_encerrado|,inicio_menu|atendimento_encerrado|</text:p>
          </table:table-cell>
          <table:table-cell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Desambigua_Identificacao_Cliente|,Menu_Desambigua_Identificacao_Cliente|Menu_Desambigua_Identificacao_Cliente|Menu_Identificacao_Cliente_333_Porto|Menu_Identificacao_Cliente_333_Porto|Menu_Identificacao_Cliente_333_Porto|Menu_Identificacao_Cliente_333_Porto|Menu_Identificacao_Cliente_333_Porto|Menu_Identificacao_Cliente_333_Porto|Menu_Identificacao_Cliente_333_Porto|Menu_Identificacao_Cliente_333_Porto|,Menu_Identificacao_Cliente_333_Porto|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,Menu_Produtos_Dinamico_Cliente|Menu_Produtos_Dinamico_Cliente|Menu_Produtos_Dinamico_Cliente|Menu_Carro_Casa_Unificado|Menu_Carro_Casa_Unificado|Menu_Carro_Casa_Unificado|Menu_Principal_Dinamico_Auto|Menu_Principal_Dinamico_Auto|Menu_Principal_Dinamico_Auto|Menu_Principal_Dinamico_Auto|Menu_Principal_Dinamico_Auto|Menu_Principal_Dinamico_Auto|Finalizada_Chamada|,Finalizada_Chamada|</text:p>
          </table:table-cell>
          <table:table-cell office:value-type="string" calcext:value-type="string">
            <text:p>10023|10583|10589|10595|10611|10617|12037|10004|11014|11016|12001|10619|10077|10949|10015|50013|10551|10559|15001|15001|11547|11549|15001|15003|11559|11563|15001|15003|11559|11565|10066|10623|12061|10078|15661|15664|10504|10567|10954|10959|10976|10961|10067|10627|10629|10633|10637|41025|10080|11743|11628|11640|11642|11644|11642|11644|10978|10980|10067|41030|10647|10073|10858|,10866|10071|10733|10763|10769|10765|20269|10001|20001|</text:p>
          </table:table-cell>
          <table:table-cell office:value-type="string" calcext:value-type="string">
            <text:p>333_Porto|Chamada_Autorizada|PORTO|Bom_Di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Falha|200|Falha|0|Falha|200|Falha|,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|Falha|1|Sucesso|200|Sucesso|Nao|Nao_Possui|Menu_Chutes|,Origem_Menu_Chute_Ja_Passou_Esse_Menu|Seguro_Assistencia_Auto|Menu_Produtos_Dinamico_Cliente|Auto|Sim|Menu_Carro_Casa_Unificado|Identificado|Else|Repete_Opcoes|Else|Else|Menu_Principal_Dinamico_Auto|audio_geral_finaliza_chamada_encerra_porto.wav|</text:p>
          </table:table-cell>
          <table:table-cell office:value-type="string" calcext:value-type="string">
            <text:p>|||||||||||||||37476443845|37476443845||||||||||||||||||||||||||||||1_Produtos||||||||||||||1||1||||1||1||||</text:p>
          </table:table-cell>
          <table:table-cell office:value-type="string" calcext:value-type="string">
            <text:p>Desconexa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4XXXXXXXX</text:p>
          </table:table-cell>
          <table:table-cell office:value-type="string" calcext:value-type="string">
            <text:p>20001</text:p>
          </table:table-cell>
          <table:table-cell office:value-type="string" calcext:value-type="string">
            <text:p>PORTO/(AUTO):AUTO/NAO_DEFINID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(AUTO):AUTO</text:p>
          </table:table-cell>
          <table:table-cell office:value-type="string" calcext:value-type="string">
            <text:p>NAO_DEFINIDO</text:p>
          </table:table-cell>
          <table:table-cell/>
          <table:table-cell office:value-type="string" calcext:value-type="string">
            <text:p>01/10/2025 10:37:47|01/10/2025 10:37:47|01/10/2025 10:37:47|01/10/2025 10:37:47|01/10/2025 10:37:50|01/10/2025 10:37:54|01/10/2025 10:37:54|01/10/2025 10:37:54|01/10/2025 10:37:55|01/10/2025 10:37:55|01/10/2025 10:37:55|01/10/2025 10:37:55|01/10/2025 10:37:55|01/10/2025 10:37:55|01/10/2025 10:37:55|01/10/2025 10:38:10|01/10/2025 10:38:10|01/10/2025 10:38:10|01/10/2025 10:38:13|,01/10/2025 10:38:13|01/10/2025 10:38:13|01/10/2025 10:38:13|01/10/2025 10:38:14|01/10/2025 10:38:14|01/10/2025 10:38:14|01/10/2025 10:38:14|01/10/2025 10:38:14|01/10/2025 10:38:14|01/10/2025 10:38:14|01/10/2025 10:38:14|01/10/2025 10:38:14|01/10/2025 10:38:14|01/10/2025 10:38:14|01/10/2025 10:38:14|01/10/2025 10:38:14|01/10/2025 10:38:14|01/10/2025 10:38:14|01/10/2025 10:38:14|,01/10/2025 10:38:14|01/10/2025 10:38:14|01/10/2025 10:38:14|01/10/2025 10:38:15|01/10/2025 10:38:15|01/10/2025 10:38:15|01/10/2025 10:38:15|01/10/2025 10:38:15|01/10/2025 10:38:15|01/10/2025 10:38:15|01/10/2025 10:38:15|01/10/2025 10:38:16|01/10/2025 10:38:16|01/10/2025 10:38:16|01/10/2025 10:38:17|01/10/2025 10:38:17|01/10/2025 10:38:17|01/10/2025 10:38:17|01/10/2025 10:38:17|,01/10/2025 10:38:17|01/10/2025 10:38:19|01/10/2025 10:38:19|01/10/2025 10:38:27|01/10/2025 10:38:27|01/10/2025 10:38:38|01/10/2025 10:38:38|01/10/2025 10:38:38|01/10/2025 10:38:38|01/10/2025 10:38:47|01/10/2025 10:38:52|01/10/2025 10:38:59|01/10/2025 10:39:06|01/10/2025 10:39:06|01/10/2025 10:39:10|</text:p>
          </table:table-cell>
          <table:table-cell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table:style-name="ce3" office:value-type="date" office:date-value="2025-10-01" calcext:value-type="date">
            <text:p>1/10/2025 00:00</text:p>
          </table:table-cell>
          <table:table-cell table:style-name="ce6" office:value-type="date" office:date-value="1899-12-30T15:23:12" calcext:value-type="date">
            <text:p>30/12/1899 15: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683861495105</text:p>
          </table:table-cell>
          <table:table-cell table:style-name="ce8" office:value-type="string" calcext:value-type="string">
            <text:p>OD_SIN_RE_POSICAO_621</text:p>
          </table:table-cell>
          <table:table-cell office:value-type="string" calcext:value-type="string">
            <text:p>+559999999999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Seguros_Assistencia</text:p>
          </table:table-cell>
          <table:table-cell table:style-name="ce8"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cliente_identificado|,menu_dinamico|origem_333|inicio_menu|menu_principal|atendimento_humano|transfere_operacao|inicio_menu|inicio_menu|registrar_protocolo|protocolo_aberto|perfil_cliente|chamada_api|sucesso_api|chamada_api|sucesso_api|verbaliza_protocolo|transfere_operacao|horario_valido|inicio_menu||</text:p>
          </table:table-cell>
          <table:table-cell table:style-name="ce8"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Dinamico_Unificado_Re|Menu_Dinamico_Unificado_Re|Menu_Dinamico_Unificado_Re|Menu_Dinamico_Unificado_Re|Menu_Sinistro_Unificado|Menu_Sinistro_Unificado|Menu_Sinistro_Unificado|,Menu_Sinistro_Unificado|Transfere_Operacao|Protocolo|Protocolo|Protocolo|Protocolo|Protocolo|Protocolo|Protocolo|Protocolo|Protocolo|Protocolo|Transfere_Operacao|Pesquisa_Satisfacao_Ath||</text:p>
          </table:table-cell>
          <table:table-cell table:style-name="ce8" office:value-type="string" calcext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649|10072|10823|10831|15707|10074|10882|10895|19035|10002|10008|10945|11034|11035|11521|11525|11523|11529|11041|19109|11002|60001|</text:p>
          </table:table-cell>
          <table:table-cell table:style-name="ce8" office:value-type="string" calcext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Seguro_Assistencia_Casa|Menu_Produtos_Dinamico_Cliente|Identificado|Sinistro|Outras_Origens|Menu_Sinistro_Unificado|Acompanhamento _Re|Habilitado|OD_RE_SINISTRO_POSICAO_621|Menu_Sinistro_Unificado|Transfere_Operacao|Sim|Sem_Protocolo|Cliente|200|Sucesso|SUCESSO|Sucesso|Nao_Verbaliza|OD_RE_SINISTRO_POSICAO_621|,Horario_Valido|Transfere_Operacao||</text:p>
          </table:table-cell>
          <table:table-cell table:style-name="ce8" office:value-type="string" calcext:value-type="string">
            <text:p>|||||||||||||||52107205604|52107205604|||||||||||||||||||||||||||||||||||||3_Produtos||||||||||||||2|||6|||2|||||||||||||||||</text:p>
          </table:table-cell>
          <table:table-cell table:style-name="ce8" office:value-type="string" calcext:value-type="string">
            <text:p>Transfere_Operacao</text:p>
          </table:table-cell>
          <table:table-cell table:style-name="ce8" office:value-type="string" calcext:value-type="string">
            <text:p>634</text:p>
          </table:table-cell>
          <table:table-cell office:value-type="string" calcext:value-type="string">
            <text:p>014XXXXXXXX</text:p>
          </table:table-cell>
          <table:table-cell table:style-name="ce8" office:value-type="string" calcext:value-type="string">
            <text:p>60001</text:p>
          </table:table-cell>
          <table:table-cell table:style-name="ce8" office:value-type="string" calcext:value-type="string">
            <text:p>PORTO/(AUTO;RESIDENCIAL):SEGURO_RESIDENCIAL/SINISTRO_POSICAO</text:p>
          </table:table-cell>
          <table:table-cell table:style-name="ce8" office:value-type="string" calcext:value-type="string">
            <text:p>PORTO</text:p>
          </table:table-cell>
          <table:table-cell table:style-name="ce8" office:value-type="string" calcext:value-type="string">
            <text:p>(AUTO;RESIDENCIAL):SEGURO_RESIDENCIAL</text:p>
          </table:table-cell>
          <table:table-cell table:style-name="ce8" office:value-type="string" calcext:value-type="string">
            <text:p>SINISTRO_POSICAO</text:p>
          </table:table-cell>
          <table:table-cell table:style-name="ce8" office:value-type="string" calcext:value-type="string">
            <text:p>OD_RE_SINISTRO_POSICAO_621</text:p>
          </table:table-cell>
          <table:table-cell table:style-name="ce8" office:value-type="string" calcext:value-type="string">
            <text:p>01/10/2025 15:23:12|01/10/2025 15:23:12|01/10/2025 15:23:12|01/10/2025 15:23:13|01/10/2025 15:23:15|01/10/2025 15:23:19|01/10/2025 15:23:19|01/10/2025 15:23:19|01/10/2025 15:23:20|01/10/2025 15:23:20|01/10/2025 15:23:20|01/10/2025 15:23:20|01/10/2025 15:23:20|01/10/2025 15:23:20|01/10/2025 15:23:20|01/10/2025 15:23:35|01/10/2025 15:23:35|01/10/2025 15:23:35|01/10/2025 15:23:38|,01/10/2025 15:23:38|01/10/2025 15:23:38|01/10/2025 15:23:38|01/10/2025 15:23:38|01/10/2025 15:23:38|01/10/2025 15:23:38|01/10/2025 15:23:38|01/10/2025 15:23:38|01/10/2025 15:23:38|01/10/2025 15:23:38|01/10/2025 15:23:38|01/10/2025 15:23:38|01/10/2025 15:23:38|01/10/2025 15:23:39|01/10/2025 15:23:39|01/10/2025 15:23:39|01/10/2025 15:23:39|01/10/2025 15:23:39|01/10/2025 15:23:39|,01/10/2025 15:23:39|01/10/2025 15:23:39|01/10/2025 15:23:39|01/10/2025 15:23:39|01/10/2025 15:23:39|01/10/2025 15:23:39|01/10/2025 15:23:39|01/10/2025 15:23:39|01/10/2025 15:23:39|01/10/2025 15:23:39|01/10/2025 15:23:39|01/10/2025 15:23:39|01/10/2025 15:23:39|01/10/2025 15:23:39|01/10/2025 15:23:40|01/10/2025 15:23:40|01/10/2025 15:23:40|01/10/2025 15:23:40|01/10/2025 15:23:40|,01/10/2025 15:23:40|01/10/2025 15:23:40|01/10/2025 15:23:42|01/10/2025 15:23:42|01/10/2025 15:23:42|01/10/2025 15:23:42|01/10/2025 15:23:42|01/10/2025 15:23:42|01/10/2025 15:23:44|01/10/2025 15:23:44|01/10/2025 15:23:57|01/10/2025 15:23:57|01/10/2025 15:23:57|01/10/2025 15:24:18|01/10/2025 15:24:18|01/10/2025 15:24:18|01/10/2025 15:24:26|01/10/2025 15:24:26|01/10/2025 15:24:26|,01/10/2025 15:24:26|01/10/2025 15:24:26|01/10/2025 15:24:26|01/10/2025 15:24:26|01/10/2025 15:24:26|01/10/2025 15:24:26|01/10/2025 15:24:26|01/10/2025 15:24:26|01/10/2025 15:24:26|01/10/2025 15:24:27|01/10/2025 15:24:27|01/10/2025 15:24:33|01/10/2025 15:33:43|01/10/2025 15:33:43|</text:p>
          </table:table-cell>
          <table:table-cell table:style-name="ce11"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office:value-type="date" office:date-value="2025-10-01" calcext:value-type="date">
            <text:p>1/10/2025 00:00</text:p>
          </table:table-cell>
          <table:table-cell office:value-type="date" office:date-value="1899-12-30T16:04:11" calcext:value-type="date">
            <text:p>30/12/1899 16: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83861557838</text:p>
          </table:table-cell>
          <table:table-cell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guros_Assistencia</text:p>
          </table:table-cell>
          <table:table-cell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inicio_menu|menu_principal|menu_principal|menu_principal|atendimento_encerrado|inicio_menu|atendimento_encerrado|</text:p>
          </table:table-cell>
          <table:table-cell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Sinistro_Unificado|Finalizada_Chamada|Finalizada_Chamada|</text:p>
          </table:table-cell>
          <table:table-cell office:value-type="string" calcext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952|10076|10930|10932|10074|10883|10887|10884|20291|10001|20001|</text:p>
          </table:table-cell>
          <table:table-cell office:value-type="string" calcext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,Nao|Nao_Possui|Menu_Chutes|Origem_Menu_Chute_Ja_Passou_Esse_Menu|Outros_Assuntos|Menu_Produtos_Dinamico_Cliente|portoInicio333|Sinistro_Auto|Menu_Sinistro_Unificado|Silencio|Repete_Opcoes|Silencio|Silencio|Menu_Sinistro_Unificado|audio_geral_finaliza_chamada_encerra_porto.wav|</text:p>
          </table:table-cell>
          <table:table-cell office:value-type="string" calcext:value-type="string">
            <text:p>|||||||||||||||22481194888|22481194888|||||||||||||||||||||||||||||||||||||1_Produtos||||||||||||||2|||2||||||||</text:p>
          </table:table-cell>
          <table:table-cell office:value-type="string" calcext:value-type="string">
            <text:p>Desconexao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014XXXXXXXX</text:p>
          </table:table-cell>
          <table:table-cell office:value-type="string" calcext:value-type="string">
            <text:p>20001</text:p>
          </table:table-cell>
          <table:table-cell office:value-type="string" calcext:value-type="string">
            <text:p>PORTO/(VIDA):NAO_ESCOLHIDO/SINIST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(VIDA):NAO_ESCOLHIDO</text:p>
          </table:table-cell>
          <table:table-cell office:value-type="string" calcext:value-type="string">
            <text:p>SINISTRO</text:p>
          </table:table-cell>
          <table:table-cell/>
          <table:table-cell office:value-type="string" calcext:value-type="string">
            <text:p>01/10/2025 16:04:11|01/10/2025 16:04:11|01/10/2025 16:04:11|01/10/2025 16:04:11|01/10/2025 16:04:14|01/10/2025 16:04:18|01/10/2025 16:04:18|01/10/2025 16:04:18|01/10/2025 16:04:20|01/10/2025 16:04:20|01/10/2025 16:04:20|01/10/2025 16:04:20|01/10/2025 16:04:20|01/10/2025 16:04:21|01/10/2025 16:04:21|01/10/2025 16:04:39|01/10/2025 16:04:39|01/10/2025 16:04:39|01/10/2025 16:04:42|,01/10/2025 16:04:42|01/10/2025 16:04:42|01/10/2025 16:04:42|01/10/2025 16:04:43|01/10/2025 16:04:43|01/10/2025 16:04:43|01/10/2025 16:04:43|01/10/2025 16:04:43|01/10/2025 16:04:43|01/10/2025 16:04:43|01/10/2025 16:04:43|01/10/2025 16:04:43|01/10/2025 16:04:43|01/10/2025 16:04:43|01/10/2025 16:04:43|01/10/2025 16:04:43|01/10/2025 16:04:43|01/10/2025 16:04:43|01/10/2025 16:04:43|,01/10/2025 16:04:43|01/10/2025 16:04:43|01/10/2025 16:04:43|01/10/2025 16:04:43|01/10/2025 16:04:43|01/10/2025 16:04:43|01/10/2025 16:04:43|01/10/2025 16:04:43|01/10/2025 16:04:43|01/10/2025 16:04:43|01/10/2025 16:04:44|01/10/2025 16:04:44|01/10/2025 16:04:44|01/10/2025 16:04:44|01/10/2025 16:04:44|01/10/2025 16:04:44|01/10/2025 16:04:44|01/10/2025 16:04:44|01/10/2025 16:04:45|,01/10/2025 16:04:45|01/10/2025 16:04:45|01/10/2025 16:04:46|01/10/2025 16:04:46|01/10/2025 16:04:46|01/10/2025 16:04:46|01/10/2025 16:04:46|01/10/2025 16:04:46|01/10/2025 16:04:48|01/10/2025 16:04:48|01/10/2025 16:05:04|01/10/2025 16:05:04|01/10/2025 16:05:04|01/10/2025 16:05:23|01/10/2025 16:05:23|01/10/2025 16:05:39|01/10/2025 16:05:39|01/10/2025 16:05:55|01/10/2025 16:06:01|,01/10/2025 16:06:01|01/10/2025 16:06:04|</text:p>
          </table:table-cell>
          <table:table-cell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table:style-name="ce3" office:value-type="date" office:date-value="2025-10-01" calcext:value-type="date">
            <text:p>1/10/2025 00:00</text:p>
          </table:table-cell>
          <table:table-cell table:style-name="ce6" office:value-type="date" office:date-value="1899-12-30T15:11:08" calcext:value-type="date">
            <text:p>30/12/1899 15: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683861477066</text:p>
          </table:table-cell>
          <table:table-cell table:style-name="ce8" office:value-type="string" calcext:value-type="string">
            <text:p>NUC_SIN_AUTO_PORTO</text:p>
          </table:table-cell>
          <table:table-cell office:value-type="string" calcext:value-type="string">
            <text:p>+559999999999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Seguros_Assistencia</text:p>
          </table:table-cell>
          <table:table-cell table:style-name="ce8"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documento_validado|documento_validado|tipo_documento|documento_validado|pf_pj|,chamada_api_contratos|chamada_api_contratos|chamada_api|sucesso_api|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,origem_ura_funcionario|cliente_auto_premium|atendimento_prioritario|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,validacao|menu_dinamico|inicio_menu|origem_identificada|menu_principal|inicio_menu|menu_principal|outras_marcas|validacao|validacao_opm_habilitado_itau_mitsui|menu_posicao_sinsitro|validacao|tipo_documento|documento_validado|chamada_api|sucesso_api|sucesso_api|inicio_menu|validacao|chamada_api|sucesso_api|sucesso_api|atendimento_encerrado|validacao|submenu|documento_validado|,chamada_api|sucesso_api|sucesso_api|sucesso_api|transfere_operacao|inicio_menu|inicio_menu|registrar_protocolo|protocolo_aberto|perfil_cliente|chamada_api|sucesso_api|chamada_api|sucesso_api|verbaliza_protocolo|transfere_operacao|horario_valido|</text:p>
          </table:table-cell>
          <table:table-cell table:style-name="ce8"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Sinistro_Unificado|Menu_Sinistro_Unificado|,Menu_Sinistro_Unificado|Menu_Sinistro_Unificado|Menu_Posicao_Sinistro_Auto|Menu_Posicao_Sinistro_Auto|Menu_Posicao_Sinistro_Auto|Menu_Posicao_Sinistro_Auto|Menu_Posicao_Sinistro_Auto|Menu_Posicao_Sinistro_Auto|Menu_Posicao_Sinistro_Auto|Menu_Posicao_Sinistro_Auto|Menu_Sms|Menu_Sms|Menu_Sms|Menu_Sms| Menu_Sms|Menu_Sms|Menu_Posicao_Sinistro_Auto|Menu_Posicao_Sinistro_Auto|,Menu_Posicao_Sinistro_Auto|Menu_Posicao_Sinistro_Auto|Menu_Posicao_Sinistro_Auto|Menu_Posicao_Sinistro_Auto|Menu_Posicao_Sinistro_Auto|Menu_Posicao_Sinistro_Auto|Transfere_Operacao|Protocolo|Protocolo|Protocolo|Protocolo|Protocolo|Protocolo|Protocolo|Protocolo|Protocolo|Protocolo|Transfere_Operacao|</text:p>
          </table:table-cell>
          <table:table-cell table:style-name="ce8" office:value-type="string" calcext:value-type="string">
            <text:p>10023|10583|10589|10597|10611|10617|12037|10004|11014|11016|12001|10619|10077|10949|10015|50013|10553|10553|10557|50013|10551|10559|15001|15001|11547|11549|15001|15001|11559|11561|10563|11003|15001|15001|11567|11612|15001|15003|11618|11620|15648|10066|10623|12061|10078|15661|15664|10504|10567|10954|10959|10976|10961|10067|10627|10629|10633|10637|41025|10080|11743|11628|11640|,11642|11644|11642|11644|10978|10980|10067|41030|10952|10076|10930|10932|10074|10880|15647|41036|41106|44002|41007|50001|50002|11744|11744|11745|10158|41028|11736|11726|11748|20360|41021|45015|50008|11744|11747|11744|11747|19260|10002|10008|10945|11034|11035|11521|11526|11523|11529|11041|19109|11002|</text:p>
          </table:table-cell>
          <table:table-cell table:style-name="ce8" office:value-type="string" calcext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Invalido|Invalido|Repete_Opcoes|INVALIDO|Valido|Pessoa_Fisica|0|Sucesso|200|Sucesso|0|,Sucesso|200|Sucesso|Cpf|Cpf|0|Sucesso|200|Sucesso|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,Menu_Produtos_Dinamico_Cliente|Falha|200|Falha|1|Sucesso|200|Sucesso|Nao|Nao_Possui|Menu_Chutes|Origem_Menu_Chute_Ja_Passou_Esse_Menu|Outros_Assuntos|Menu_Produtos_Dinamico_Cliente|portoInicio333|Sinistro_Auto|Menu_Sinistro_Unificado|Acompanhamento_Auto|Outras_Marcas|Produto_Frota_Nao|Nâo|Sinistro_Auto_Terceiros|Cliente_Identificado|Numero_Sinistro|Documento_Valido|OK|OK|,Sucesso_Status_Tratativa_Ura|Menu_Posicao_Sinistro_Auto|Origem_Posicao_Sinistro|1|Sucesso|Sucesso |Sucesso_Envio_Sms|Submenu_Com_Opcoes|Nova_Consulta|Documento_Valido|nao encontrado|Falha|nao encontrado|Falha|NUCLEO_SINISTRO_PORTO|Menu_Posicao_Sinistro_Auto|Transfere_Operacao|Sim|Sem_Protocolo|Cliente|200|Falha|SUCESSO|Sucesso|Nao_Verbaliza|NUCLEO_SINISTRO_PORTO|Horario_Valido|</text:p>
          </table:table-cell>
          <table:table-cell table:style-name="ce8" office:value-type="string" calcext:value-type="string">
            <text:p>|||||||||||||||262241508890||262241508890|262241508890|26241508890|26241508890|||||||||||||||||||||||||||||||||||||2_Produtos||||||||||||||3|||2||3||||2||553202514633201|553202514633201||||||||||||5532025146||||||||||||||||||</text:p>
          </table:table-cell>
          <table:table-cell table:style-name="ce8" office:value-type="string" calcext:value-type="string">
            <text:p>Transfere_Operacao</text:p>
          </table:table-cell>
          <table:table-cell table:style-name="ce8" office:value-type="string" calcext:value-type="string">
            <text:p>227</text:p>
          </table:table-cell>
          <table:table-cell office:value-type="string" calcext:value-type="string">
            <text:p>014XXXXXXXX</text:p>
          </table:table-cell>
          <table:table-cell table:style-name="ce8" office:value-type="string" calcext:value-type="string">
            <text:p>11002</text:p>
          </table:table-cell>
          <table:table-cell table:style-name="ce8" office:value-type="string" calcext:value-type="string">
            <text:p>PORTO/(SAUDE;VIDA):NAO_ESCOLHIDO/SINISTRO_POSICAO</text:p>
          </table:table-cell>
          <table:table-cell table:style-name="ce8" office:value-type="string" calcext:value-type="string">
            <text:p>PORTO</text:p>
          </table:table-cell>
          <table:table-cell table:style-name="ce8" office:value-type="string" calcext:value-type="string">
            <text:p>(SAUDE;VIDA):NAO_ESCOLHIDO</text:p>
          </table:table-cell>
          <table:table-cell table:style-name="ce8" office:value-type="string" calcext:value-type="string">
            <text:p>SINISTRO_POSICAO</text:p>
          </table:table-cell>
          <table:table-cell table:style-name="ce8" office:value-type="string" calcext:value-type="string">
            <text:p>NUCLEO_SINISTRO_PORTO</text:p>
          </table:table-cell>
          <table:table-cell table:style-name="ce8" office:value-type="string" calcext:value-type="string">
            <text:p>01/10/2025 15:11:08|01/10/2025 15:11:08|01/10/2025 15:11:08|01/10/2025 15:11:08|01/10/2025 15:11:11|01/10/2025 15:11:15|01/10/2025 15:11:15|01/10/2025 15:11:15|01/10/2025 15:11:15|01/10/2025 15:11:15|01/10/2025 15:11:15|01/10/2025 15:11:15|01/10/2025 15:11:15|01/10/2025 15:11:16|01/10/2025 15:11:16|01/10/2025 15:11:28|01/10/2025 15:11:28|01/10/2025 15:11:28|01/10/2025 15:11:33|,01/10/2025 15:11:42|01/10/2025 15:11:42|01/10/2025 15:11:42|01/10/2025 15:11:45|01/10/2025 15:11:45|01/10/2025 15:11:45|01/10/2025 15:11:45|01/10/2025 15:11:46|01/10/2025 15:11:46|01/10/2025 15:11:46|01/10/2025 15:11:46|01/10/2025 15:11:46|01/10/2025 15:11:46|01/10/2025 15:11:46|01/10/2025 15:11:46|01/10/2025 15:11:46|01/10/2025 15:11:46|01/10/2025 15:11:47|01/10/2025 15:11:47|,01/10/2025 15:11:47|01/10/2025 15:11:47|01/10/2025 15:11:47|01/10/2025 15:11:47|01/10/2025 15:11:47|01/10/2025 15:11:47|01/10/2025 15:11:47|01/10/2025 15:11:47|01/10/2025 15:11:47|01/10/2025 15:11:47|01/10/2025 15:11:47|01/10/2025 15:11:47|01/10/2025 15:11:47|01/10/2025 15:11:47|01/10/2025 15:11:48|01/10/2025 15:11:48|01/10/2025 15:11:48|01/10/2025 15:11:48|01/10/2025 15:11:48|,01/10/2025 15:11:48|01/10/2025 15:11:48|01/10/2025 15:11:48|01/10/2025 15:11:49|01/10/2025 15:11:49|01/10/2025 15:11:49|01/10/2025 15:11:50|01/10/2025 15:11:50|01/10/2025 15:11:50|01/10/2025 15:11:50|01/10/2025 15:11:50|01/10/2025 15:11:50|01/10/2025 15:11:52|01/10/2025 15:11:52|01/10/2025 15:12:09|01/10/2025 15:12:09|01/10/2025 15:12:09|01/10/2025 15:13:04|01/10/2025 15:13:04|,01/10/2025 15:13:16|01/10/2025 15:13:16|01/10/2025 15:13:16|01/10/2025 15:13:16|01/10/2025 15:13:26|01/10/2025 15:13:26|01/10/2025 15:13:57|01/10/2025 15:13:57|01/10/2025 15:13:57|01/10/2025 15:13:57|01/10/2025 15:13:58|01/10/2025 15:14:06|01/10/2025 15:14:06|01/10/2025 15:14:07|01/10/2025 15:14:07|01/10/2025 15:14:07|01/10/2025 15:14:13|01/10/2025 15:14:13|01/10/2025 15:14:27|,01/10/2025 15:14:49|01/10/2025 15:14:50|01/10/2025 15:14:50|01/10/2025 15:14:50|01/10/2025 15:14:50|01/10/2025 15:14:51|01/10/2025 15:14:51|01/10/2025 15:14:51|01/10/2025 15:14:51|01/10/2025 15:14:51|01/10/2025 15:14:51|01/10/2025 15:14:51|01/10/2025 15:14:51|01/10/2025 15:14:52|01/10/2025 15:14:52|01/10/2025 15:14:52|01/10/2025 15:14:52|01/10/2025 15:14:53|</text:p>
          </table:table-cell>
          <table:table-cell table:style-name="ce11"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office:value-type="date" office:date-value="2025-10-01" calcext:value-type="date">
            <text:p>1/10/2025 00:00</text:p>
          </table:table-cell>
          <table:table-cell office:value-type="date" office:date-value="1899-12-30T15:13:07" calcext:value-type="date">
            <text:p>30/12/1899 15: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3861480044</text:p>
          </table:table-cell>
          <table:table-cell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guros_Assistencia</text:p>
          </table:table-cell>
          <table:table-cell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chamada_api_sac|chamada_api_sac|chamada_api|sucesso_api|inicio_menu|produto_identificado|direcionamento_fluxo|inicio_menu|intervalo_22_6|origem_ura_funcionario|cliente_auto_premium|,atendimento_prioritario|inicio_menu|origem_identificada|produto_identificado|validacao_parametro|quantidade_produtos|validacao|inicio_menu|sucesso_api|chamada_api|sucesso_api|chamada_api|sucesso_api|sucesso_api|sucesso_api|sinistro_aberto|possui_servico_agendado|inicio_menu|validacao|menu_dinamico|menu_dinamico|menu_dinamico|inicio_menu|origem_identificada|menu_principal|,inicio_menu||</text:p>
          </table:table-cell>
          <table:table-cell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Menu_Identificacao_Cliente|Menu_Identificacao_Cliente|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,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,Menu_Chutes|Menu_Chutes|Menu_Produtos_Dinamico_Cliente|Menu_Produtos_Dinamico_Cliente|Menu_Produtos_Dinamico_Cliente|Menu_Produtos_Dinamico_Cliente|Menu_Produtos_Dinamico_Cliente|Menu_Outros_Assuntos_Cliente_Identificado|Menu_Outros_Assuntos_Cliente_Identificado|Menu_Outros_Assuntos_Cliente_Identificado|Menu_Sinistro_Unificado||</text:p>
          </table:table-cell>
          <table:table-cell office:value-type="string" calcext:value-type="string">
            <text:p>10023|10583|10589|10597|10611|10617|12037|10004|11014|11016|12001|10619|10077|10949|10015|50013|10551|10559|15001|15001|11547|11549|15001|15001|11559|11561|10563|11003|15001|15001|11567|11612|15001|15003|11618|11622|15001|15003|11618|11624|10066|10623|12061|10078|15661|15664|10504|10537|10067|10627|10629|10633|10637|41025|10080|11743|11628|11640|11642|11644|11642|11644|10978||,10980|10067|41030|10657|10663|10952|10076|10930|10932|10074|</text:p>
          </table:table-cell>
          <table:table-cell office:value-type="string" calcext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200|Falha||Falha|200|Falha||Falha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Else|Repete_Opcoes|Outros_Assuntos|Menu_Produtos_Dinamico_Cliente|portoInicio333|Sinistro_Auto|Menu_Sinistro_Unificado||</text:p>
          </table:table-cell>
          <table:table-cell office:value-type="string" calcext:value-type="string">
            <text:p>|||||||||||||||32050194820|32050194820||||||||||||||||||||||||||||||||||||2_Produtos||||||||||||||5||3|||2|||</text:p>
          </table:table-cell>
          <table:table-cell office:value-type="string" calcext:value-type="string">
            <text:p>Abandono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014XXXXXXXX</text:p>
          </table:table-cell>
          <table:table-cell office:value-type="string" calcext:value-type="string">
            <text:p>10074</text:p>
          </table:table-cell>
          <table:table-cell office:value-type="string" calcext:value-type="string">
            <text:p>PORTO/(AUTO;RESIDENCIAL):NAO_ESCOLHIDO/SINIST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(AUTO;RESIDENCIAL):NAO_ESCOLHIDO</text:p>
          </table:table-cell>
          <table:table-cell office:value-type="string" calcext:value-type="string">
            <text:p>SINISTRO</text:p>
          </table:table-cell>
          <table:table-cell/>
          <table:table-cell office:value-type="string" calcext:value-type="string">
            <text:p>01/10/2025 15:13:07|01/10/2025 15:13:08|01/10/2025 15:13:08|01/10/2025 15:13:08|01/10/2025 15:13:10|01/10/2025 15:13:15|01/10/2025 15:13:15|01/10/2025 15:13:15|01/10/2025 15:13:15|01/10/2025 15:13:15|01/10/2025 15:13:15|01/10/2025 15:13:15|01/10/2025 15:13:15|01/10/2025 15:13:15|01/10/2025 15:13:15|01/10/2025 15:13:29|01/10/2025 15:13:29|01/10/2025 15:13:29|01/10/2025 15:13:33|,01/10/2025 15:13:33|01/10/2025 15:13:33|01/10/2025 15:13:33|01/10/2025 15:13:33|01/10/2025 15:13:33|01/10/2025 15:13:33|01/10/2025 15:13:33|01/10/2025 15:13:33|01/10/2025 15:13:33|01/10/2025 15:13:33|01/10/2025 15:13:33|01/10/2025 15:13:33|01/10/2025 15:13:33|01/10/2025 15:13:33|01/10/2025 15:13:33|01/10/2025 15:13:33|01/10/2025 15:13:33|01/10/2025 15:13:33|01/10/2025 15:13:33|,01/10/2025 15:13:33|01/10/2025 15:13:33|01/10/2025 15:13:33|01/10/2025 15:13:33|01/10/2025 15:13:33|01/10/2025 15:13:33|01/10/2025 15:13:33|01/10/2025 15:13:33|01/10/2025 15:13:33|01/10/2025 15:13:33|01/10/2025 15:13:33|01/10/2025 15:13:33|01/10/2025 15:13:34|01/10/2025 15:13:34|01/10/2025 15:13:34|01/10/2025 15:13:34|01/10/2025 15:13:34|01/10/2025 15:13:34|01/10/2025 15:13:34|,01/10/2025 15:13:34|01/10/2025 15:13:36|01/10/2025 15:13:36|01/10/2025 15:13:36|01/10/2025 15:13:36|01/10/2025 15:13:36|01/10/2025 15:13:36|01/10/2025 15:13:37|01/10/2025 15:13:37|01/10/2025 15:13:44|01/10/2025 15:13:49|01/10/2025 15:14:08|01/10/2025 15:14:08|01/10/2025 15:14:08|01/10/2025 15:15:03|01/10/2025 15:15:03|01/10/2025 15:15:08|</text:p>
          </table:table-cell>
          <table:table-cell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table:style-name="ce3" office:value-type="date" office:date-value="2025-10-01" calcext:value-type="date">
            <text:p>1/10/2025 00:00</text:p>
          </table:table-cell>
          <table:table-cell table:style-name="ce6" office:value-type="date" office:date-value="1899-12-30T21:11:04" calcext:value-type="date">
            <text:p>30/12/1899 21: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684038857555</text:p>
          </table:table-cell>
          <table:table-cell table:style-name="ce8"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Seguros_Assistencia</text:p>
          </table:table-cell>
          <table:table-cell table:style-name="ce8"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inicio_menu|origem_identificada|,menu_principal|menu_principal||</text:p>
          </table:table-cell>
          <table:table-cell table:style-name="ce8"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Outros_Assuntos_Cliente_Identificado|Menu_Outros_Assuntos_Cliente_Identificado|Menu_Outros_Assuntos_Cliente_Identificado|Menu_Outros_Assuntos_Cliente_Identificado||</text:p>
          </table:table-cell>
          <table:table-cell table:style-name="ce8" office:value-type="string" calcext:value-type="string">
            <text:p>10023|10583|10589|10601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|,10978|10980|10067|41030|10952|10076|10930|10939|10943|</text:p>
          </table:table-cell>
          <table:table-cell table:style-name="ce8" office:value-type="string" calcext:value-type="string">
            <text:p>333_Porto|Chamada_Autorizada|PORTO|Ol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404|,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Outros_Assuntos|Menu_Produtos_Dinamico_Cliente|portoInicio333|Silencio|Repete_Opcoes||</text:p>
          </table:table-cell>
          <table:table-cell table:style-name="ce8" office:value-type="string" calcext:value-type="string">
            <text:p>|||||||||||||||63118750049|63118750049|||||||||||||||||||||||||||||||||||||1_Produtos||||||||||||||2||||||</text:p>
          </table:table-cell>
          <table:table-cell table:style-name="ce8" office:value-type="string" calcext:value-type="string">
            <text:p>Abandono</text:p>
          </table:table-cell>
          <table:table-cell table:style-name="ce8" office:value-type="string" calcext:value-type="string">
            <text:p>116</text:p>
          </table:table-cell>
          <table:table-cell office:value-type="string" calcext:value-type="string">
            <text:p>014XXXXXXXX</text:p>
          </table:table-cell>
          <table:table-cell table:style-name="ce8" office:value-type="string" calcext:value-type="string">
            <text:p>10943</text:p>
          </table:table-cell>
          <table:table-cell table:style-name="ce8" office:value-type="string" calcext:value-type="string">
            <text:p>PORTO/(VIDA):NAO_ESCOLHIDO/OUTROS_ASSUNTOS</text:p>
          </table:table-cell>
          <table:table-cell table:style-name="ce8" office:value-type="string" calcext:value-type="string">
            <text:p>PORTO</text:p>
          </table:table-cell>
          <table:table-cell table:style-name="ce8" office:value-type="string" calcext:value-type="string">
            <text:p>(VIDA):NAO_ESCOLHIDO</text:p>
          </table:table-cell>
          <table:table-cell table:style-name="ce8" office:value-type="string" calcext:value-type="string">
            <text:p>OUTROS_ASSUNTOS</text:p>
          </table:table-cell>
          <table:table-cell table:style-name="ce8"/>
          <table:table-cell table:style-name="ce8" office:value-type="string" calcext:value-type="string">
            <text:p>01/10/2025 21:11:04|01/10/2025 21:11:04|01/10/2025 21:11:04|01/10/2025 21:11:04|01/10/2025 21:11:06|01/10/2025 21:11:11|01/10/2025 21:11:11|01/10/2025 21:11:11|01/10/2025 21:11:11|01/10/2025 21:11:11|01/10/2025 21:11:11|01/10/2025 21:11:11|01/10/2025 21:11:11|01/10/2025 21:11:11|01/10/2025 21:11:11|01/10/2025 21:11:27|01/10/2025 21:11:27|01/10/2025 21:11:27|01/10/2025 21:11:31|,01/10/2025 21:11:31|01/10/2025 21:11:31|01/10/2025 21:11:31|01/10/2025 21:11:31|01/10/2025 21:11:31|01/10/2025 21:11:31|01/10/2025 21:11:31|01/10/2025 21:11:31|01/10/2025 21:11:31|01/10/2025 21:11:31|01/10/2025 21:11:31|01/10/2025 21:11:31|01/10/2025 21:11:31|01/10/2025 21:11:31|01/10/2025 21:11:31|01/10/2025 21:11:31|01/10/2025 21:11:31|01/10/2025 21:11:31|01/10/2025 21:11:31|,01/10/2025 21:11:31|01/10/2025 21:11:31|01/10/2025 21:11:31|01/10/2025 21:11:31|01/10/2025 21:11:31|01/10/2025 21:11:31|01/10/2025 21:11:31|01/10/2025 21:11:32|01/10/2025 21:11:32|01/10/2025 21:11:32|01/10/2025 21:11:32|01/10/2025 21:11:32|01/10/2025 21:11:32|01/10/2025 21:11:32|01/10/2025 21:11:32|01/10/2025 21:11:32|01/10/2025 21:11:32|01/10/2025 21:11:32|01/10/2025 21:11:33|,01/10/2025 21:11:33|01/10/2025 21:11:33|01/10/2025 21:11:34|01/10/2025 21:11:34|01/10/2025 21:11:34|01/10/2025 21:11:34|01/10/2025 21:11:34|01/10/2025 21:11:34|01/10/2025 21:11:36|01/10/2025 21:11:36|01/10/2025 21:11:51|01/10/2025 21:11:51|01/10/2025 21:11:51|01/10/2025 21:12:47|01/10/2025 21:12:47|01/10/2025 21:12:58|</text:p>
          </table:table-cell>
          <table:table-cell table:style-name="ce11"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office:value-type="date" office:date-value="2025-10-01" calcext:value-type="date">
            <text:p>1/10/2025 00:00</text:p>
          </table:table-cell>
          <table:table-cell office:value-type="date" office:date-value="1899-12-30T16:41:15" calcext:value-type="date">
            <text:p>30/12/1899 16:4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84038612482</text:p>
          </table:table-cell>
          <table:table-cell office:value-type="string" calcext:value-type="string">
            <text:p>ASSIST_AUTO_PORTO_PREMIUM</text:p>
          </table:table-cell>
          <table:table-cell office:value-type="string" calcext:value-type="string">
            <text:p>+559999999999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guros_Assistencia</text:p>
          </table:table-cell>
          <table:table-cell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inicio_menu|,origem_identificada|produto_identificado|validacao_parametro|quantidade_produtos|validacao|inicio_menu|sucesso_api|chamada_api|sucesso_api|chamada_api|sucesso_api|sucesso_api|sucesso_api|sinistro_aberto|possui_servico_agendado|inicio_menu|validacao|menu_dinamico|inicio_menu|menu_principal|origem_333|inicio_menu|cliente_identificado|menu_dinamico|origem_ura|transfere_operacao|,inicio_menu|inicio_menu|registrar_protocolo|protocolo_aberto|perfil_cliente|chamada_api|sucesso_api|chamada_api|sucesso_api|verbaliza_protocolo|transfere_operacao|horario_valido|</text:p>
          </table:table-cell>
          <table:table-cell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Produtos_Dinamico_Cliente|Menu_Produtos_Dinamico_Cliente|Menu_Produtos_Dinamico_Cliente|Menu_Produtos_Dinamico_Cliente|Menu_Produtos_Dinamico_Cliente|Menu_Produtos_Dinamico_Cliente|Menu_Chutes|Menu_Posicao_Sinistro_Auto|Menu_Chutes|Menu_Chutes|Menu_Chutes|Menu_Chutes|Menu_Chutes|Menu_Chutes|Menu_Chutes|Menu_Chutes|Menu_Produtos_Dinamico_Cliente|,Menu_Produtos_Dinamico_Cliente|Menu_Produtos_Dinamico_Cliente|Menu_Carro_Casa_Unificado|Menu_Carro_Casa_Unificado|Menu_Carro_Casa_Unificado|Menu_Principal_Dinamico_Auto|Menu_Principal_Dinamico_Auto|Menu_Principal_Dinamico_Auto|Menu_Principal_Dinamico_Auto|Menu_Principal_Dinamico_Auto|Transfere_Operacao|Protocolo|Protocolo|Protocolo|Protocolo|Protocolo|Protocolo|Protocolo|,Protocolo|Protocolo|Protocolo|Transfere_Operacao|</text:p>
          </table:table-cell>
          <table:table-cell office:value-type="string" calcext:value-type="string">
            <text:p>10023|10583|10589|10597|10611|10617|12037|10004|11014|11016|12001|10619|10077|10949|10015|50013|10551|10559|15001|15001|11547|11549|15001|15001|11559|11561|10563|11003|15001|15001|11567|11612|15001|15003|11618|11620|15648|10066|10623|12061|10078|15661|15664|10504|10537|10067|10627|10629|10633|10637|41025|10080|11743|11628|11640|11642|11644|11642|11644|10978|10980|10067|41030|,10647|10073|10858|10866|10071|10733|15589|15631|19062|10002|10008|10945|11034|11035|11521|11525|11523|11529|11041|19109|11002|</text:p>
          </table:table-cell>
          <table:table-cell office:value-type="string" calcext:value-type="string">
            <text:p>333_Porto|Chamada_Autorizada|PORTO|Boa_Tarde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,Sucesso|404|Sucesso||Sucesso|Sucesso|Inicio_Identificacao_Cliente|Identificado|333_Porto|Menu_Desambigua_Identificacao_Cliente|Nao|Nao|Nao|Sim|Menu_Identificacao_Cliente_333_Porto|Entrada_Identificada|Identificado|Lista_Produtos_Bcp|Menos_8|Precisa_Verificar_Assistencia_Sinistro|Menu_Produtos_Dinamico_Cliente|Falha|200|Falha|1|Sucesso|200|Sucesso|Nao|Nao_Possui|Menu_Chutes|,Origem_Menu_Chute_Ja_Passou_Esse_Menu|Seguro_Assistencia_Auto|Menu_Produtos_Dinamico_Cliente|Auto|Sim|Menu_Carro_Casa_Unificado|Identificado|Outros_Servicos|333_Porto|PAT_SOCORRO_NR|Menu_Principal_Dinamico_Auto|Transfere_Operacao|Sim|Sem_Protocolo|Cliente|200|Sucesso|SUCESSO|Sucesso|Nao_Verbaliza|PAT_SOCORRO_NR|Horario_Valido|</text:p>
          </table:table-cell>
          <table:table-cell office:value-type="string" calcext:value-type="string">
            <text:p>|||||||||||||||77739116815|77739116815|||||||||||||||||||||||||||||||||2_Produtos||||||||||||||1||1||||6|||||||||||||||</text:p>
          </table:table-cell>
          <table:table-cell office:value-type="string" calcext:value-type="string">
            <text:p>Transfere_Operacao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14XXXXXXXX</text:p>
          </table:table-cell>
          <table:table-cell office:value-type="string" calcext:value-type="string">
            <text:p>11002</text:p>
          </table:table-cell>
          <table:table-cell office:value-type="string" calcext:value-type="string">
            <text:p>PORTO/(AUTO;RESIDENCIAL):AUTO/OUTROS_ASSUNTO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(AUTO;RESIDENCIAL):AUTO</text:p>
          </table:table-cell>
          <table:table-cell office:value-type="string" calcext:value-type="string">
            <text:p>OUTROS_ASSUNTOS</text:p>
          </table:table-cell>
          <table:table-cell office:value-type="string" calcext:value-type="string">
            <text:p>PAT_SOCORRO_NR</text:p>
          </table:table-cell>
          <table:table-cell office:value-type="string" calcext:value-type="string">
            <text:p>01/10/2025 16:41:15|01/10/2025 16:41:15|01/10/2025 16:41:15|01/10/2025 16:41:15|01/10/2025 16:41:18|01/10/2025 16:41:22|01/10/2025 16:41:22|01/10/2025 16:41:22|01/10/2025 16:41:22|01/10/2025 16:41:22|01/10/2025 16:41:22|01/10/2025 16:41:22|01/10/2025 16:41:22|01/10/2025 16:41:23|01/10/2025 16:41:23|01/10/2025 16:41:38|01/10/2025 16:41:38|01/10/2025 16:41:38|01/10/2025 16:41:41|,01/10/2025 16:41:41|01/10/2025 16:41:41|01/10/2025 16:41:41|01/10/2025 16:41:41|01/10/2025 16:41:41|01/10/2025 16:41:41|01/10/2025 16:41:41|01/10/2025 16:41:41|01/10/2025 16:41:41|01/10/2025 16:41:41|01/10/2025 16:41:41|01/10/2025 16:41:41|01/10/2025 16:41:42|01/10/2025 16:41:42|01/10/2025 16:41:42|01/10/2025 16:41:42|01/10/2025 16:41:42|01/10/2025 16:41:42|01/10/2025 16:41:42|,01/10/2025 16:41:42|01/10/2025 16:41:42|01/10/2025 16:41:42|01/10/2025 16:41:42|01/10/2025 16:41:42|01/10/2025 16:41:42|01/10/2025 16:41:42|01/10/2025 16:41:42|01/10/2025 16:41:42|01/10/2025 16:41:42|01/10/2025 16:41:42|01/10/2025 16:41:42|01/10/2025 16:41:42|01/10/2025 16:41:42|01/10/2025 16:41:43|01/10/2025 16:41:43|01/10/2025 16:41:43|01/10/2025 16:41:44|01/10/2025 16:41:44|,01/10/2025 16:41:44|01/10/2025 16:41:44|01/10/2025 16:41:44|01/10/2025 16:41:44|01/10/2025 16:41:46|01/10/2025 16:41:46|01/10/2025 16:41:55|01/10/2025 16:41:55|01/10/2025 16:42:03|01/10/2025 16:42:03|01/10/2025 16:42:03|01/10/2025 16:42:03|01/10/2025 16:42:41|01/10/2025 16:42:41|01/10/2025 16:42:41|01/10/2025 16:42:41|01/10/2025 16:42:41|01/10/2025 16:42:41|01/10/2025 16:42:41|,01/10/2025 16:42:41|01/10/2025 16:42:42|01/10/2025 16:42:42|01/10/2025 16:42:42|01/10/2025 16:42:42|01/10/2025 16:42:42|01/10/2025 16:42:42|01/10/2025 16:42:48|</text:p>
          </table:table-cell>
          <table:table-cell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  <table:table-row table:style-name="ro1">
          <table:table-cell table:style-name="ce3" office:value-type="date" office:date-value="2025-10-01" calcext:value-type="date">
            <text:p>1/10/2025 00:00</text:p>
          </table:table-cell>
          <table:table-cell table:style-name="ce6" office:value-type="date" office:date-value="1899-12-30T09:27:49" calcext:value-type="date">
            <text:p>30/12/1899 09: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683861020193</text:p>
          </table:table-cell>
          <table:table-cell table:style-name="ce8" office:value-type="string" calcext:value-type="string">
            <text:p>URA_SEG_E_ASSIST_PORTO</text:p>
          </table:table-cell>
          <table:table-cell office:value-type="string" calcext:value-type="string">
            <text:p>+559999999999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Seguros_Assistencia</text:p>
          </table:table-cell>
          <table:table-cell table:style-name="ce8" office:value-type="string" calcext:value-type="string">
            <text:p>inicio_menu|validacao_parametro|origem_identificada|saudacao_porto|validacao_parametro|origem_transportes|direcionamento_fluxo|inicio_menu|acionamento_lacuna|mensagem_emergencial|direcionamento_fluxo|origem_mercosul|inicio_menu|lista_corretores_habilitada|inicio_menu|tipo_documento|documento_validado|pf_pj|chamada_api_contratos|chamada_api_contratos|chamada_api|sucesso_api|,chamada_api_dados|chamada_api_dados|chamada_api|sucesso_api|tipo_documento|cpf_cnpj|chamada_api_nr|chamada_api_nr|chamada_api|sucesso_api|chamada_api_sac|chamada_api_sac|chamada_api|sucesso_api|resumo_identificacao|inicio_menu|produto_identificado|direcionamento_fluxo|inicio_menu|intervalo_22_6|origem_ura_funcionario|cliente_auto_premium|atendimento_prioritario|,validacao_cliente_r3|cliente_bllu|produto_frota|ddd_nova_ura|inicio_menu|origem_identificada|produto_identificado|validacao_parametro|quantidade_produtos|validacao|inicio_menu|sucesso_api|chamada_api|sucesso_api|chamada_api|sucesso_api|sucesso_api|sucesso_api|sinistro_aberto|possui_servico_agendado|inicio_menu|validacao|menu_dinamico|submenu|transfere_outra_ura|inicio_menu|,transbordo|validacao|saudacao_inicial_porto|validacao|inicio_menu|acionamento_lacuna|mensagem_emergencial|direcionamento_fluxo|direcionamento_fluxo|inicio_menu|inicio_menu|Menu_Identificacao_Publico_Saude|inicio_menu|tipo_documento|documento_validado|validacao|chamada_api_contratos|chamada_api_contratos|chamada_api|sucesso_api|chamada_api_dados|chamada_api_dados|chamada_api|,sucesso_api|validacao_cliente_private|validacao_cliente_premium|chamada_api_sac|chamada_api_sac|chamada_api|sucesso_api|chamada_api_sac|chamada_api_sac|chamada_api|sucesso_api|inicio_menu|</text:p>
          </table:table-cell>
          <table:table-cell table:style-name="ce8" office:value-type="string" calcext:value-type="string">
            <text:p>Inicio_Ura_Seguros_Assistencias|Roteador_Unico_Lacunas|Inicio_Ura_Seguros_Assistencias|Identificacao_Telefone|Inicio_Identificacao_Cliente|Menu_Identificacao_Cliente|Inicio_Identificacao_Cliente|Menu_Identificacao_Cliente|Inicio_Identificacao_Cliente|Menu_Identificacao_Cliente|Inicio_Identificacao_Cliente|Menu_Identificacao_Cliente|Inicio_Identificacao_Cliente|,Inicio_Identificacao_Cliente|Inicio_Identificacao_Cliente|Menu_Desambigua_Identificacao_Cliente|Menu_Desambigua_Identificacao_Cliente|Menu_Desambigua_Identificacao_Cliente|Menu_Identificacao_Cliente_333_Porto|Menu_Identificacao_Cliente_333_Porto|Menu_Identificacao_Cliente_333_Porto|Menu_Identificacao_Cliente_333_Porto|Menu_Identificacao_Cliente_333_Porto|,Menu_Identificacao_Cliente_333_Porto|Menu_Identificacao_Cliente_333_Porto|Menu_Identificacao_Cliente_333_Porto|Menu_Identificacao_Cliente_333_Porto|Menu_Produtos_Dinamico_Cliente|Menu_Produtos_Dinamico_Cliente|Menu_Produtos_Dinamico_Cliente|Menu_Produtos_Dinamico_Cliente|Menu_Produtos_Dinamico_Cliente|Menu_Produtos_Dinamico_Cliente|Menu_Chutes|Menu_Posicao_Sinistro_Auto|,Menu_Chutes|Menu_Chutes|Menu_Chutes|Menu_Chutes|Menu_Chutes|Menu_Chutes|Menu_Chutes|Menu_Chutes|Menu_Produtos_Dinamico_Cliente|Menu_Produtos_Dinamico_Cliente|Menu_Produtos_Dinamico_Cliente|Menu_Produtos_Dinamico_Cliente|Menu_Produtos_Dinamico_Cliente|Transfere_Outras_Uras|Transfere_Operacao|Inicio_Ura_Saude_Unificado|Inicio_Ura_Saude_Unificado|Inicio_Ura_Saude_Unificado|,Roteador_Unico_Lacunas|Roteador_Unico_Lacunas|Roteador_Unico_Lacunas|Roteador_Unico_Lacunas|Inicio_Ura_Saude_Unificado|Menu_Principal|Menu_Principal|Identificacao_Publico_Saude|Menu_Identificacao_Cliente|Menu_Identificacao_Cliente|Menu_Identificacao_Cliente|Menu_Identificacao_Cliente|Menu_Identificacao_Cliente|Menu_Identificacao_Cliente|Menu_Identificacao_Cliente|,Menu_Identificacao_Cliente|Menu_Identificacao_Cliente|Menu_Identificacao_Cliente|Menu_Identificacao_Cliente|Menu_Identificacao_Cliente|Identificacao_Cliente|Menu_Identificacao_Cliente|Menu_Identificacao_Cliente|Menu_Identificacao_Cliente|Menu_Identificacao_Cliente|Menu_Identificacao_Cliente|Menu_Identificacao_Cliente|Menu_Identificacao_Cliente|Menu_Identificacao_Cliente|,Menu_Identificacao_Cliente|Menu_Saude_Odonto|</text:p>
          </table:table-cell>
          <table:table-cell table:style-name="ce8" office:value-type="string" calcext:value-type="string">
            <text:p>10023|10583|10589|10595|10611|10617|12037|10004|11014|11016|12001|10619|10077|10949|10015|50013|10551|10559|15001|15001|11547|11549|15001|15001|11559|11561|10563|11003|15001|15001|11567|11612|15001|15003|11618|11620|15648|10066|10623|12061|10078|15661|15664|10504|10567|10954|10959|10976|10961|10067|10627|10629|10633|10637|41025|10080|11743|11628|11640|11642|11644|11642|11644|,10978|10980|10067|41030|10645|10665|23012|10039|12031|10008|10504|11001|10040|11057|11059|12012|12001|10003|10003|14041|10013|50001|50002|11006|15001|15001|11501|11502|15001|15001|11505|11506|11385|11387|15001|15003|11513|11515|15001|15003|11513|11516|10015|</text:p>
          </table:table-cell>
          <table:table-cell table:style-name="ce8" office:value-type="string" calcext:value-type="string">
            <text:p>333_Porto|Chamada_Autorizada|PORTO|Bom_Dia|Outras_Origens|Identificacao_Cliente|Direciona_Roteador_Lacunas|Inicio_Ura_Seguros_Assistencias|Primeiro_Acionamento|Mensagem_Emergencial_Desativada|Roteador_Unico_Lacunas|Origem_333|Inicio_Ura_Seguros_Assistencias|Nao|Identificacao_Telefone||Valido|Pessoa_Fisica|0|Sucesso|200|Sucesso|0|Sucesso|200|Sucesso|Cpf|Cpf|0|Sucesso|200|Sucesso|,404|Sucesso||Sucesso|Sucesso|Inicio_Identificacao_Cliente|Identificado|333_Porto|Menu_Desambigua_Identificacao_Cliente|Nao|Nao|Nao|Nao|Nao|Nao|Nao_Identificacao|Nao|Menu_Identificacao_Cliente_333_Porto|Entrada_Identificada|Identificado|Lista_Produtos_Bcp|Menos_8|Precisa_Verificar_Assistencia_Sinistro|Menu_Produtos_Dinamico_Cliente|Falha|200|Falha|1|Sucesso|200|Sucesso|Nao|,Nao_Possui|Menu_Chutes|Origem_Menu_Chute_Ja_Passou_Esse_Menu|Sem_Direcionamento_333|Seguro|Saldo_Devedor|Menu_Produtos_Dinamico_Cliente|Outros_Assuntos|Saude_Odonto|Ola|Publico_Identificado|Inicio_Ura_Saude_Unificado|Primeiro_Acionamento|Mensagem_Emergencial_Desativada|Roteador_Unico_Lacunas|Identificacao_Prestador|Inicio_Ura_Saude_Unificado|Menu_Principal|Segurado|,Identificacao_Publico_Saude|20077664779|Valido|Pessoa_Fisica|0|Sucesso|200|Sucesso|0|Sucesso|200|Sucesso|Cliente_Private_Nao|Cliente_Premium_Nao|404|Sucesso||Falha|404|Sucesso||Falha|Menu_Identificacao_Cliente|</text:p>
          </table:table-cell>
          <table:table-cell table:style-name="ce8" office:value-type="string" calcext:value-type="string">
            <text:p>|||||||||||||||20077664779|20077664779|||||||||||||||||||||||||||||||||||||1_Produtos||||||||||||||1|1||||||||||||||1|||20077664779|||||||||||||||||||||</text:p>
          </table:table-cell>
          <table:table-cell table:style-name="ce8" office:value-type="string" calcext:value-type="string">
            <text:p>Abandono</text:p>
          </table:table-cell>
          <table:table-cell table:style-name="ce8" office:value-type="string" calcext:value-type="string">
            <text:p>97</text:p>
          </table:table-cell>
          <table:table-cell office:value-type="string" calcext:value-type="string">
            <text:p>014XXXXXXXX</text:p>
          </table:table-cell>
          <table:table-cell table:style-name="ce8" office:value-type="string" calcext:value-type="string">
            <text:p>10015</text:p>
          </table:table-cell>
          <table:table-cell table:number-columns-repeated="2" table:style-name="ce8" office:value-type="string" calcext:value-type="string">
            <text:p>SAUDE</text:p>
          </table:table-cell>
          <table:table-cell table:style-name="ce8" table:number-columns-repeated="3"/>
          <table:table-cell table:style-name="ce8" office:value-type="string" calcext:value-type="string">
            <text:p>01/10/2025 09:27:49|01/10/2025 09:27:50|01/10/2025 09:27:50|01/10/2025 09:27:50|01/10/2025 09:27:52|01/10/2025 09:27:56|01/10/2025 09:27:56|01/10/2025 09:27:56|01/10/2025 09:27:57|01/10/2025 09:27:57|01/10/2025 09:27:57|01/10/2025 09:27:57|01/10/2025 09:27:57|01/10/2025 09:27:57|01/10/2025 09:27:57|01/10/2025 09:28:12|01/10/2025 09:28:12|01/10/2025 09:28:12|01/10/2025 09:28:15|,01/10/2025 09:28:15|01/10/2025 09:28:15|01/10/2025 09:28:15|01/10/2025 09:28:16|01/10/2025 09:28:16|01/10/2025 09:28:16|01/10/2025 09:28:16|01/10/2025 09:28:16|01/10/2025 09:28:16|01/10/2025 09:28:16|01/10/2025 09:28:16|01/10/2025 09:28:16|01/10/2025 09:28:16|01/10/2025 09:28:16|01/10/2025 09:28:16|01/10/2025 09:28:16|01/10/2025 09:28:16|01/10/2025 09:28:16|01/10/2025 09:28:16|,01/10/2025 09:28:16|01/10/2025 09:28:16|01/10/2025 09:28:16|01/10/2025 09:28:16|01/10/2025 09:28:16|01/10/2025 09:28:16|01/10/2025 09:28:16|01/10/2025 09:28:16|01/10/2025 09:28:16|01/10/2025 09:28:16|01/10/2025 09:28:17|01/10/2025 09:28:17|01/10/2025 09:28:17|01/10/2025 09:28:17|01/10/2025 09:28:17|01/10/2025 09:28:17|01/10/2025 09:28:17|01/10/2025 09:28:17|01/10/2025 09:28:18|,01/10/2025 09:28:18|01/10/2025 09:28:18|01/10/2025 09:28:19|01/10/2025 09:28:19|01/10/2025 09:28:19|01/10/2025 09:28:19|01/10/2025 09:28:19|01/10/2025 09:28:19|01/10/2025 09:28:21|01/10/2025 09:28:21|01/10/2025 09:28:32|01/10/2025 09:28:46|01/10/2025 09:28:46|01/10/2025 09:28:47|01/10/2025 09:28:51|01/10/2025 09:28:57|01/10/2025 09:28:57|01/10/2025 09:28:57|01/10/2025 09:28:57|,01/10/2025 09:28:57|01/10/2025 09:28:57|01/10/2025 09:28:57|01/10/2025 09:28:57|01/10/2025 09:28:57|01/10/2025 09:28:57|01/10/2025 09:29:03|01/10/2025 09:29:03|01/10/2025 09:29:21|01/10/2025 09:29:21|01/10/2025 09:29:21|01/10/2025 09:29:21|01/10/2025 09:29:21|01/10/2025 09:29:21|01/10/2025 09:29:21|01/10/2025 09:29:21|01/10/2025 09:29:21|01/10/2025 09:29:21|01/10/2025 09:29:21|,01/10/2025 09:29:21|01/10/2025 09:29:21|01/10/2025 09:29:22|01/10/2025 09:29:22|01/10/2025 09:29:22|01/10/2025 09:29:22|01/10/2025 09:29:22|01/10/2025 09:29:22|01/10/2025 09:29:22|01/10/2025 09:29:22|01/10/2025 09:29:22|</text:p>
          </table:table-cell>
          <table:table-cell table:style-name="ce11" office:value-type="date" office:date-value="2025-10-02T20:40:53.421" calcext:value-type="date">
            <text:p>2/10/2025 20:40</text:p>
          </table:table-cell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SANA GOMES DE PAULA AMARAL</meta:initial-creator>
    <meta:creation-date>2025-12-02T13:20:58</meta:creation-date>
    <dc:date>2025-12-02T14:14:34.724493200</dc:date>
    <meta:generator>LibreOffice/25.2.6.2$Windows_X86_64 LibreOffice_project/729c5bfe710f5eb71ed3bbde9e06a6065e9c6c5d</meta:generator>
    <meta:editing-duration>PT2H40M45S</meta:editing-duration>
    <meta:editing-cycles>1</meta:editing-cycles>
    <meta:document-statistic meta:table-count="1" meta:cell-count="362" meta:object-count="0"/>
    <meta:user-defined meta:name="AppVersion">16.0300</meta:user-defined>
  </office:meta>
</office:document-meta>
</file>